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Millares" style:data-style-name="N36">
      <style:table-cell-properties style:vertical-align="automatic" style:repeat-content="false"/>
      <style:paragraph-properties fo:text-align="center"/>
    </style:style>
    <style:style style:name="ce4" style:family="table-cell" style:parent-style-name="Millares" style:data-style-name="N36"/>
    <style:style style:name="ce5" style:family="table-cell" style:parent-style-name="Default" style:data-style-name="N37">
      <style:table-cell-properties fo:border-top="thin solid #D9D9D9" fo:border-bottom="none" fo:border-left="thin solid #D9D9D9" fo:border-right="thin solid #D9D9D9" style:vertical-align="top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6.79979166666667cm"/>
    </style:style>
    <style:style style:name="co7" style:family="table-column">
      <style:table-column-properties fo:break-before="auto" style:column-width="2.14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fiiación_Régimen_Subsidiado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6378" table:default-cell-style-name="ce1"/>
        <table:table-row table:style-name="ro1">
          <table:table-cell office:value-type="string" table:style-name="ce2">
            <text:p>Años</text:p>
          </table:table-cell>
          <table:table-cell office:value-type="string" table:style-name="ce1">
            <text:p>Meses</text:p>
          </table:table-cell>
          <table:table-cell office:value-type="string" table:style-name="ce3">
            <text:p><text:s/>Total <text:s/>afiliados</text:p>
          </table:table-cell>
          <table:table-cell office:value-type="string" table:style-name="ce3">
            <text:p><text:s/>Titulares<text:s/></text:p>
          </table:table-cell>
          <table:table-cell office:value-type="string" table:style-name="ce3">
            <text:p>Dependientes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Ener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Febrer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Marz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Abril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May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Juni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Juli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Agosto</text:p>
          </table:table-cell>
          <table:table-cell office:value-type="float" office:value="46032" table:style-name="ce4">
            <text:p><text:s/>46,032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Septiembre</text:p>
          </table:table-cell>
          <table:table-cell office:value-type="float" office:value="45744" table:style-name="ce4">
            <text:p><text:s/>45,744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Octubre</text:p>
          </table:table-cell>
          <table:table-cell office:value-type="float" office:value="44512" table:style-name="ce4">
            <text:p><text:s/>44,512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Noviembre</text:p>
          </table:table-cell>
          <table:table-cell office:value-type="float" office:value="51945" table:style-name="ce4">
            <text:p><text:s/>51,945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4" table:style-name="ce2">
            <text:p>2004</text:p>
          </table:table-cell>
          <table:table-cell office:value-type="string" table:style-name="ce1">
            <text:p>Diciembre</text:p>
          </table:table-cell>
          <table:table-cell office:value-type="float" office:value="65017" table:style-name="ce4">
            <text:p><text:s/>65,017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Ener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Febrer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Marzo</text:p>
          </table:table-cell>
          <table:table-cell office:value-type="float" office:value="70288" table:style-name="ce4">
            <text:p><text:s/>70,288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Abril</text:p>
          </table:table-cell>
          <table:table-cell office:value-type="float" office:value="69249" table:style-name="ce4">
            <text:p><text:s/>69,249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May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Juni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Julio</text:p>
          </table:table-cell>
          <table:table-cell office:value-type="float" office:value="74590" table:style-name="ce4">
            <text:p><text:s/>74,590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Agosto</text:p>
          </table:table-cell>
          <table:table-cell office:value-type="float" office:value="90626" table:style-name="ce4">
            <text:p><text:s/>90,626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Septiembre</text:p>
          </table:table-cell>
          <table:table-cell office:value-type="float" office:value="113392" table:style-name="ce4">
            <text:p><text:s/>113,392<text:s/></text:p>
          </table:table-cell>
          <table:table-cell office:value-type="float" office:value="57627" table:style-name="ce4">
            <text:p><text:s/>57,627<text:s/></text:p>
          </table:table-cell>
          <table:table-cell office:value-type="float" office:value="55765" table:style-name="ce4">
            <text:p><text:s/>55,765<text:s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Octubre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Noviembre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5" table:style-name="ce2">
            <text:p>2005</text:p>
          </table:table-cell>
          <table:table-cell office:value-type="string" table:style-name="ce1">
            <text:p>Diciembre</text:p>
          </table:table-cell>
          <table:table-cell office:value-type="float" office:value="266531" table:style-name="ce4">
            <text:p><text:s/>266,531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Enero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Febrero</text:p>
          </table:table-cell>
          <table:table-cell office:value-type="float" office:value="301890" table:style-name="ce4">
            <text:p><text:s/>301,890<text:s/></text:p>
          </table:table-cell>
          <table:table-cell office:value-type="float" office:value="145892" table:style-name="ce4">
            <text:p><text:s/>145,892<text:s/></text:p>
          </table:table-cell>
          <table:table-cell office:value-type="float" office:value="155998" table:style-name="ce4">
            <text:p><text:s/>155,998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Marzo</text:p>
          </table:table-cell>
          <table:table-cell office:value-type="float" office:value="349624" table:style-name="ce4">
            <text:p><text:s/>349,624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Abril</text:p>
          </table:table-cell>
          <table:table-cell office:value-type="float" office:value="365046" table:style-name="ce4">
            <text:p><text:s/>365,046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Mayo</text:p>
          </table:table-cell>
          <table:table-cell office:value-type="float" office:value="402180" table:style-name="ce4">
            <text:p><text:s/>402,180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Junio</text:p>
          </table:table-cell>
          <table:table-cell office:value-type="float" office:value="403851" table:style-name="ce4">
            <text:p><text:s/>403,851<text:s/></text:p>
          </table:table-cell>
          <table:table-cell office:value-type="float" office:value="0" table:style-name="ce4">
            <text:p><text:s/>-<text:s text:c="3"/></text:p>
          </table:table-cell>
          <table:table-cell office:value-type="float" office:value="0" table:style-name="ce4">
            <text:p><text:s/>-<text:s text:c="3"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Julio</text:p>
          </table:table-cell>
          <table:table-cell office:value-type="float" office:value="403232" table:style-name="ce4">
            <text:p><text:s/>403,232<text:s/></text:p>
          </table:table-cell>
          <table:table-cell office:value-type="float" office:value="188258" table:style-name="ce4">
            <text:p><text:s/>188,258<text:s/></text:p>
          </table:table-cell>
          <table:table-cell office:value-type="float" office:value="214974" table:style-name="ce4">
            <text:p><text:s/>214,974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Agosto</text:p>
          </table:table-cell>
          <table:table-cell office:value-type="float" office:value="416415" table:style-name="ce4">
            <text:p><text:s/>416,415<text:s/></text:p>
          </table:table-cell>
          <table:table-cell office:value-type="float" office:value="193788" table:style-name="ce4">
            <text:p><text:s/>193,788<text:s/></text:p>
          </table:table-cell>
          <table:table-cell office:value-type="float" office:value="222627" table:style-name="ce4">
            <text:p><text:s/>222,627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Septiembre</text:p>
          </table:table-cell>
          <table:table-cell office:value-type="float" office:value="422912" table:style-name="ce4">
            <text:p><text:s/>422,912<text:s/></text:p>
          </table:table-cell>
          <table:table-cell office:value-type="float" office:value="193444" table:style-name="ce4">
            <text:p><text:s/>193,444<text:s/></text:p>
          </table:table-cell>
          <table:table-cell office:value-type="float" office:value="229468" table:style-name="ce4">
            <text:p><text:s/>229,468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Octubre</text:p>
          </table:table-cell>
          <table:table-cell office:value-type="float" office:value="431322" table:style-name="ce4">
            <text:p><text:s/>431,322<text:s/></text:p>
          </table:table-cell>
          <table:table-cell office:value-type="float" office:value="193222" table:style-name="ce4">
            <text:p><text:s/>193,222<text:s/></text:p>
          </table:table-cell>
          <table:table-cell office:value-type="float" office:value="238100" table:style-name="ce4">
            <text:p><text:s/>238,100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Noviembre</text:p>
          </table:table-cell>
          <table:table-cell office:value-type="float" office:value="443228" table:style-name="ce4">
            <text:p><text:s/>443,228<text:s/></text:p>
          </table:table-cell>
          <table:table-cell office:value-type="float" office:value="196558" table:style-name="ce4">
            <text:p><text:s/>196,558<text:s/></text:p>
          </table:table-cell>
          <table:table-cell office:value-type="float" office:value="246670" table:style-name="ce4">
            <text:p><text:s/>246,670<text:s/></text:p>
          </table:table-cell>
          <table:table-cell table:number-columns-repeated="16379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string" table:style-name="ce1">
            <text:p>Diciembre</text:p>
          </table:table-cell>
          <table:table-cell office:value-type="float" office:value="513416" table:style-name="ce4">
            <text:p><text:s/>513,416<text:s/></text:p>
          </table:table-cell>
          <table:table-cell office:value-type="float" office:value="254831" table:style-name="ce4">
            <text:p><text:s/>254,831<text:s/></text:p>
          </table:table-cell>
          <table:table-cell office:value-type="float" office:value="258585" table:style-name="ce4">
            <text:p><text:s/>258,585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Enero</text:p>
          </table:table-cell>
          <table:table-cell office:value-type="float" office:value="521004" table:style-name="ce4">
            <text:p><text:s/>521,004<text:s/></text:p>
          </table:table-cell>
          <table:table-cell office:value-type="float" office:value="253067" table:style-name="ce4">
            <text:p><text:s/>253,067<text:s/></text:p>
          </table:table-cell>
          <table:table-cell office:value-type="float" office:value="267937" table:style-name="ce4">
            <text:p><text:s/>267,937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Febrero</text:p>
          </table:table-cell>
          <table:table-cell office:value-type="float" office:value="541511" table:style-name="ce4">
            <text:p><text:s/>541,511<text:s/></text:p>
          </table:table-cell>
          <table:table-cell office:value-type="float" office:value="252786" table:style-name="ce4">
            <text:p><text:s/>252,786<text:s/></text:p>
          </table:table-cell>
          <table:table-cell office:value-type="float" office:value="288725" table:style-name="ce4">
            <text:p><text:s/>288,725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Marzo</text:p>
          </table:table-cell>
          <table:table-cell office:value-type="float" office:value="553786" table:style-name="ce4">
            <text:p><text:s/>553,786<text:s/></text:p>
          </table:table-cell>
          <table:table-cell office:value-type="float" office:value="253860" table:style-name="ce4">
            <text:p><text:s/>253,860<text:s/></text:p>
          </table:table-cell>
          <table:table-cell office:value-type="float" office:value="299926" table:style-name="ce4">
            <text:p><text:s/>299,926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Abril</text:p>
          </table:table-cell>
          <table:table-cell office:value-type="float" office:value="597359" table:style-name="ce4">
            <text:p><text:s/>597,359<text:s/></text:p>
          </table:table-cell>
          <table:table-cell office:value-type="float" office:value="252900" table:style-name="ce4">
            <text:p><text:s/>252,900<text:s/></text:p>
          </table:table-cell>
          <table:table-cell office:value-type="float" office:value="344459" table:style-name="ce4">
            <text:p><text:s/>344,459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Mayo</text:p>
          </table:table-cell>
          <table:table-cell office:value-type="float" office:value="621688" table:style-name="ce4">
            <text:p><text:s/>621,688<text:s/></text:p>
          </table:table-cell>
          <table:table-cell office:value-type="float" office:value="251712" table:style-name="ce4">
            <text:p><text:s/>251,712<text:s/></text:p>
          </table:table-cell>
          <table:table-cell office:value-type="float" office:value="369976" table:style-name="ce4">
            <text:p><text:s/>369,976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Junio</text:p>
          </table:table-cell>
          <table:table-cell office:value-type="float" office:value="735033" table:style-name="ce4">
            <text:p><text:s/>735,033<text:s/></text:p>
          </table:table-cell>
          <table:table-cell office:value-type="float" office:value="351798" table:style-name="ce4">
            <text:p><text:s/>351,798<text:s/></text:p>
          </table:table-cell>
          <table:table-cell office:value-type="float" office:value="383235" table:style-name="ce4">
            <text:p><text:s/>383,235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Julio</text:p>
          </table:table-cell>
          <table:table-cell office:value-type="float" office:value="785613" table:style-name="ce4">
            <text:p><text:s/>785,613<text:s/></text:p>
          </table:table-cell>
          <table:table-cell office:value-type="float" office:value="352109" table:style-name="ce4">
            <text:p><text:s/>352,109<text:s/></text:p>
          </table:table-cell>
          <table:table-cell office:value-type="float" office:value="433504" table:style-name="ce4">
            <text:p><text:s/>433,504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Agosto</text:p>
          </table:table-cell>
          <table:table-cell office:value-type="float" office:value="870605" table:style-name="ce4">
            <text:p><text:s/>870,605<text:s/></text:p>
          </table:table-cell>
          <table:table-cell office:value-type="float" office:value="353117" table:style-name="ce4">
            <text:p><text:s/>353,117<text:s/></text:p>
          </table:table-cell>
          <table:table-cell office:value-type="float" office:value="517488" table:style-name="ce4">
            <text:p><text:s/>517,488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Septiembre<text:s/></text:p>
          </table:table-cell>
          <table:table-cell office:value-type="float" office:value="951678" table:style-name="ce4">
            <text:p><text:s/>951,678<text:s/></text:p>
          </table:table-cell>
          <table:table-cell office:value-type="float" office:value="394712" table:style-name="ce4">
            <text:p><text:s/>394,712<text:s/></text:p>
          </table:table-cell>
          <table:table-cell office:value-type="float" office:value="556966" table:style-name="ce4">
            <text:p><text:s/>556,966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Octubre</text:p>
          </table:table-cell>
          <table:table-cell office:value-type="float" office:value="1003849" table:style-name="ce4">
            <text:p><text:s/>1,003,849<text:s/></text:p>
          </table:table-cell>
          <table:table-cell office:value-type="float" office:value="406070" table:style-name="ce4">
            <text:p><text:s/>406,070<text:s/></text:p>
          </table:table-cell>
          <table:table-cell office:value-type="float" office:value="597779" table:style-name="ce4">
            <text:p><text:s/>597,779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Noviembre<text:s/></text:p>
          </table:table-cell>
          <table:table-cell office:value-type="float" office:value="1011064" table:style-name="ce4">
            <text:p><text:s/>1,011,064<text:s/></text:p>
          </table:table-cell>
          <table:table-cell office:value-type="float" office:value="402328" table:style-name="ce4">
            <text:p><text:s/>402,328<text:s/></text:p>
          </table:table-cell>
          <table:table-cell office:value-type="float" office:value="608736" table:style-name="ce4">
            <text:p><text:s/>608,736<text:s/></text:p>
          </table:table-cell>
          <table:table-cell table:number-columns-repeated="16379"/>
        </table:table-row>
        <table:table-row table:style-name="ro1">
          <table:table-cell office:value-type="float" office:value="2007" table:style-name="ce2">
            <text:p>2007</text:p>
          </table:table-cell>
          <table:table-cell office:value-type="string" table:style-name="ce1">
            <text:p>Diciembre</text:p>
          </table:table-cell>
          <table:table-cell office:value-type="float" office:value="1081936" table:style-name="ce4">
            <text:p><text:s/>1,081,936<text:s/></text:p>
          </table:table-cell>
          <table:table-cell office:value-type="float" office:value="473647" table:style-name="ce4">
            <text:p><text:s/>473,647<text:s/></text:p>
          </table:table-cell>
          <table:table-cell office:value-type="float" office:value="608289" table:style-name="ce4">
            <text:p><text:s/>608,289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Enero</text:p>
          </table:table-cell>
          <table:table-cell office:value-type="float" office:value="1087199" table:style-name="ce4">
            <text:p><text:s/>1,087,199<text:s/></text:p>
          </table:table-cell>
          <table:table-cell office:value-type="float" office:value="471454" table:style-name="ce4">
            <text:p><text:s/>471,454<text:s/></text:p>
          </table:table-cell>
          <table:table-cell office:value-type="float" office:value="615745" table:style-name="ce4">
            <text:p><text:s/>615,745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Febrero</text:p>
          </table:table-cell>
          <table:table-cell office:value-type="float" office:value="1122671" table:style-name="ce4">
            <text:p><text:s/>1,122,671<text:s/></text:p>
          </table:table-cell>
          <table:table-cell office:value-type="float" office:value="468995" table:style-name="ce4">
            <text:p><text:s/>468,995<text:s/></text:p>
          </table:table-cell>
          <table:table-cell office:value-type="float" office:value="653676" table:style-name="ce4">
            <text:p><text:s/>653,676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Marzo</text:p>
          </table:table-cell>
          <table:table-cell office:value-type="float" office:value="1141714" table:style-name="ce4">
            <text:p><text:s/>1,141,714<text:s/></text:p>
          </table:table-cell>
          <table:table-cell office:value-type="float" office:value="465383" table:style-name="ce4">
            <text:p><text:s/>465,383<text:s/></text:p>
          </table:table-cell>
          <table:table-cell office:value-type="float" office:value="676331" table:style-name="ce4">
            <text:p><text:s/>676,331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Abril</text:p>
          </table:table-cell>
          <table:table-cell office:value-type="float" office:value="1186733" table:style-name="ce4">
            <text:p><text:s/>1,186,733<text:s/></text:p>
          </table:table-cell>
          <table:table-cell office:value-type="float" office:value="503875" table:style-name="ce4">
            <text:p><text:s/>503,875<text:s/></text:p>
          </table:table-cell>
          <table:table-cell office:value-type="float" office:value="682858" table:style-name="ce4">
            <text:p><text:s/>682,858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Mayo</text:p>
          </table:table-cell>
          <table:table-cell office:value-type="float" office:value="1195993" table:style-name="ce4">
            <text:p><text:s/>1,195,993<text:s/></text:p>
          </table:table-cell>
          <table:table-cell office:value-type="float" office:value="502103" table:style-name="ce4">
            <text:p><text:s/>502,103<text:s/></text:p>
          </table:table-cell>
          <table:table-cell office:value-type="float" office:value="693890" table:style-name="ce4">
            <text:p><text:s/>693,890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Junio</text:p>
          </table:table-cell>
          <table:table-cell office:value-type="float" office:value="1199911" table:style-name="ce4">
            <text:p><text:s/>1,199,911<text:s/></text:p>
          </table:table-cell>
          <table:table-cell office:value-type="float" office:value="500481" table:style-name="ce4">
            <text:p><text:s/>500,481<text:s/></text:p>
          </table:table-cell>
          <table:table-cell office:value-type="float" office:value="699430" table:style-name="ce4">
            <text:p><text:s/>699,430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Julio</text:p>
          </table:table-cell>
          <table:table-cell office:value-type="float" office:value="1202248" table:style-name="ce4">
            <text:p><text:s/>1,202,248<text:s/></text:p>
          </table:table-cell>
          <table:table-cell office:value-type="float" office:value="498538" table:style-name="ce4">
            <text:p><text:s/>498,538<text:s/></text:p>
          </table:table-cell>
          <table:table-cell office:value-type="float" office:value="703710" table:style-name="ce4">
            <text:p><text:s/>703,710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Agosto</text:p>
          </table:table-cell>
          <table:table-cell office:value-type="float" office:value="1219357" table:style-name="ce4">
            <text:p><text:s/>1,219,357<text:s/></text:p>
          </table:table-cell>
          <table:table-cell office:value-type="float" office:value="496918" table:style-name="ce4">
            <text:p><text:s/>496,918<text:s/></text:p>
          </table:table-cell>
          <table:table-cell office:value-type="float" office:value="722439" table:style-name="ce4">
            <text:p><text:s/>722,439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Septiembre</text:p>
          </table:table-cell>
          <table:table-cell office:value-type="float" office:value="1219194" table:style-name="ce4">
            <text:p><text:s/>1,219,194<text:s/></text:p>
          </table:table-cell>
          <table:table-cell office:value-type="float" office:value="495227" table:style-name="ce4">
            <text:p><text:s/>495,227<text:s/></text:p>
          </table:table-cell>
          <table:table-cell office:value-type="float" office:value="723967" table:style-name="ce4">
            <text:p><text:s/>723,967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Octubre</text:p>
          </table:table-cell>
          <table:table-cell office:value-type="float" office:value="1216219" table:style-name="ce4">
            <text:p><text:s/>1,216,219<text:s/></text:p>
          </table:table-cell>
          <table:table-cell office:value-type="float" office:value="492472" table:style-name="ce4">
            <text:p><text:s/>492,472<text:s/></text:p>
          </table:table-cell>
          <table:table-cell office:value-type="float" office:value="723747" table:style-name="ce4">
            <text:p><text:s/>723,747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Noviembre</text:p>
          </table:table-cell>
          <table:table-cell office:value-type="float" office:value="1226142" table:style-name="ce4">
            <text:p><text:s/>1,226,142<text:s/></text:p>
          </table:table-cell>
          <table:table-cell office:value-type="float" office:value="491175" table:style-name="ce4">
            <text:p><text:s/>491,175<text:s/></text:p>
          </table:table-cell>
          <table:table-cell office:value-type="float" office:value="734967" table:style-name="ce4">
            <text:p><text:s/>734,967<text:s/></text:p>
          </table:table-cell>
          <table:table-cell table:number-columns-repeated="16379"/>
        </table:table-row>
        <table:table-row table:style-name="ro1">
          <table:table-cell office:value-type="float" office:value="2008" table:style-name="ce2">
            <text:p>2008</text:p>
          </table:table-cell>
          <table:table-cell office:value-type="string" table:style-name="ce1">
            <text:p>Diciembre</text:p>
          </table:table-cell>
          <table:table-cell office:value-type="float" office:value="1224643" table:style-name="ce4">
            <text:p><text:s/>1,224,643<text:s/></text:p>
          </table:table-cell>
          <table:table-cell office:value-type="float" office:value="489949" table:style-name="ce4">
            <text:p><text:s/>489,949<text:s/></text:p>
          </table:table-cell>
          <table:table-cell office:value-type="float" office:value="734694" table:style-name="ce4">
            <text:p><text:s/>734,694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Enero</text:p>
          </table:table-cell>
          <table:table-cell office:value-type="float" office:value="1217438" table:style-name="ce4">
            <text:p><text:s/>1,217,438<text:s/></text:p>
          </table:table-cell>
          <table:table-cell office:value-type="float" office:value="487455" table:style-name="ce4">
            <text:p><text:s/>487,455<text:s/></text:p>
          </table:table-cell>
          <table:table-cell office:value-type="float" office:value="729983" table:style-name="ce4">
            <text:p><text:s/>729,983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Febrero</text:p>
          </table:table-cell>
          <table:table-cell office:value-type="float" office:value="1226124" table:style-name="ce4">
            <text:p><text:s/>1,226,124<text:s/></text:p>
          </table:table-cell>
          <table:table-cell office:value-type="float" office:value="485700" table:style-name="ce4">
            <text:p><text:s/>485,700<text:s/></text:p>
          </table:table-cell>
          <table:table-cell office:value-type="float" office:value="740424" table:style-name="ce4">
            <text:p><text:s/>740,424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Marzo</text:p>
          </table:table-cell>
          <table:table-cell office:value-type="float" office:value="1230749" table:style-name="ce4">
            <text:p><text:s/>1,230,749<text:s/></text:p>
          </table:table-cell>
          <table:table-cell office:value-type="float" office:value="482970" table:style-name="ce4">
            <text:p><text:s/>482,970<text:s/></text:p>
          </table:table-cell>
          <table:table-cell office:value-type="float" office:value="747779" table:style-name="ce4">
            <text:p><text:s/>747,779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Abril</text:p>
          </table:table-cell>
          <table:table-cell office:value-type="float" office:value="1234674" table:style-name="ce4">
            <text:p><text:s/>1,234,674<text:s/></text:p>
          </table:table-cell>
          <table:table-cell office:value-type="float" office:value="481688" table:style-name="ce4">
            <text:p><text:s/>481,688<text:s/></text:p>
          </table:table-cell>
          <table:table-cell office:value-type="float" office:value="752986" table:style-name="ce4">
            <text:p><text:s/>752,986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Mayo</text:p>
          </table:table-cell>
          <table:table-cell office:value-type="float" office:value="1238229" table:style-name="ce4">
            <text:p><text:s/>1,238,229<text:s/></text:p>
          </table:table-cell>
          <table:table-cell office:value-type="float" office:value="480459" table:style-name="ce4">
            <text:p><text:s/>480,459<text:s/></text:p>
          </table:table-cell>
          <table:table-cell office:value-type="float" office:value="757770" table:style-name="ce4">
            <text:p><text:s/>757,770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Junio</text:p>
          </table:table-cell>
          <table:table-cell office:value-type="float" office:value="1242775" table:style-name="ce4">
            <text:p><text:s/>1,242,775<text:s/></text:p>
          </table:table-cell>
          <table:table-cell office:value-type="float" office:value="478936" table:style-name="ce4">
            <text:p><text:s/>478,936<text:s/></text:p>
          </table:table-cell>
          <table:table-cell office:value-type="float" office:value="763839" table:style-name="ce4">
            <text:p><text:s/>763,839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Julio</text:p>
          </table:table-cell>
          <table:table-cell office:value-type="float" office:value="1235140" table:style-name="ce4">
            <text:p><text:s/>1,235,140<text:s/></text:p>
          </table:table-cell>
          <table:table-cell office:value-type="float" office:value="474289" table:style-name="ce4">
            <text:p><text:s/>474,289<text:s/></text:p>
          </table:table-cell>
          <table:table-cell office:value-type="float" office:value="760851" table:style-name="ce4">
            <text:p><text:s/>760,851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Agosto</text:p>
          </table:table-cell>
          <table:table-cell office:value-type="float" office:value="1240281" table:style-name="ce4">
            <text:p><text:s/>1,240,281<text:s/></text:p>
          </table:table-cell>
          <table:table-cell office:value-type="float" office:value="481383" table:style-name="ce4">
            <text:p><text:s/>481,383<text:s/></text:p>
          </table:table-cell>
          <table:table-cell office:value-type="float" office:value="758898" table:style-name="ce4">
            <text:p><text:s/>758,898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Septiembre</text:p>
          </table:table-cell>
          <table:table-cell office:value-type="float" office:value="1239151" table:style-name="ce4">
            <text:p><text:s/>1,239,151<text:s/></text:p>
          </table:table-cell>
          <table:table-cell office:value-type="float" office:value="480068" table:style-name="ce4">
            <text:p><text:s/>480,068<text:s/></text:p>
          </table:table-cell>
          <table:table-cell office:value-type="float" office:value="759083" table:style-name="ce4">
            <text:p><text:s/>759,083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Octubre</text:p>
          </table:table-cell>
          <table:table-cell office:value-type="float" office:value="1342484" table:style-name="ce4">
            <text:p><text:s/>1,342,484<text:s/></text:p>
          </table:table-cell>
          <table:table-cell office:value-type="float" office:value="571666" table:style-name="ce4">
            <text:p><text:s/>571,666<text:s/></text:p>
          </table:table-cell>
          <table:table-cell office:value-type="float" office:value="770818" table:style-name="ce4">
            <text:p><text:s/>770,818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Noviembre</text:p>
          </table:table-cell>
          <table:table-cell office:value-type="float" office:value="1346166" table:style-name="ce4">
            <text:p><text:s/>1,346,166<text:s/></text:p>
          </table:table-cell>
          <table:table-cell office:value-type="float" office:value="575190" table:style-name="ce4">
            <text:p><text:s/>575,190<text:s/></text:p>
          </table:table-cell>
          <table:table-cell office:value-type="float" office:value="770976" table:style-name="ce4">
            <text:p><text:s/>770,976<text:s/></text:p>
          </table:table-cell>
          <table:table-cell table:number-columns-repeated="16379"/>
        </table:table-row>
        <table:table-row table:style-name="ro1">
          <table:table-cell office:value-type="float" office:value="2009" table:style-name="ce2">
            <text:p>2009</text:p>
          </table:table-cell>
          <table:table-cell office:value-type="string" table:style-name="ce1">
            <text:p>Diciembre</text:p>
          </table:table-cell>
          <table:table-cell office:value-type="float" office:value="1404225" table:style-name="ce4">
            <text:p><text:s/>1,404,225<text:s/></text:p>
          </table:table-cell>
          <table:table-cell office:value-type="float" office:value="622049" table:style-name="ce4">
            <text:p><text:s/>622,049<text:s/></text:p>
          </table:table-cell>
          <table:table-cell office:value-type="float" office:value="782176" table:style-name="ce4">
            <text:p><text:s/>782,176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Enero</text:p>
          </table:table-cell>
          <table:table-cell office:value-type="float" office:value="1418984" table:style-name="ce4">
            <text:p><text:s/>1,418,984<text:s/></text:p>
          </table:table-cell>
          <table:table-cell office:value-type="float" office:value="618812" table:style-name="ce4">
            <text:p><text:s/>618,812<text:s/></text:p>
          </table:table-cell>
          <table:table-cell office:value-type="float" office:value="800172" table:style-name="ce4">
            <text:p><text:s/>800,172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Febrero</text:p>
          </table:table-cell>
          <table:table-cell office:value-type="float" office:value="1429444" table:style-name="ce4">
            <text:p><text:s/>1,429,444<text:s/></text:p>
          </table:table-cell>
          <table:table-cell office:value-type="float" office:value="619430" table:style-name="ce4">
            <text:p><text:s/>619,430<text:s/></text:p>
          </table:table-cell>
          <table:table-cell office:value-type="float" office:value="810014" table:style-name="ce4">
            <text:p><text:s/>810,014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Marzo</text:p>
          </table:table-cell>
          <table:table-cell office:value-type="float" office:value="1452434" table:style-name="ce4">
            <text:p><text:s/>1,452,434<text:s/></text:p>
          </table:table-cell>
          <table:table-cell office:value-type="float" office:value="617964" table:style-name="ce4">
            <text:p><text:s/>617,964<text:s/></text:p>
          </table:table-cell>
          <table:table-cell office:value-type="float" office:value="834470" table:style-name="ce4">
            <text:p><text:s/>834,470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Abril</text:p>
          </table:table-cell>
          <table:table-cell office:value-type="float" office:value="1467505" table:style-name="ce4">
            <text:p><text:s/>1,467,505<text:s/></text:p>
          </table:table-cell>
          <table:table-cell office:value-type="float" office:value="616616" table:style-name="ce4">
            <text:p><text:s/>616,616<text:s/></text:p>
          </table:table-cell>
          <table:table-cell office:value-type="float" office:value="850889" table:style-name="ce4">
            <text:p><text:s/>850,889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Mayo</text:p>
          </table:table-cell>
          <table:table-cell office:value-type="float" office:value="1502455" table:style-name="ce4">
            <text:p><text:s/>1,502,455<text:s/></text:p>
          </table:table-cell>
          <table:table-cell office:value-type="float" office:value="645485" table:style-name="ce4">
            <text:p><text:s/>645,485<text:s/></text:p>
          </table:table-cell>
          <table:table-cell office:value-type="float" office:value="856970" table:style-name="ce4">
            <text:p><text:s/>856,970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Junio</text:p>
          </table:table-cell>
          <table:table-cell office:value-type="float" office:value="1531735" table:style-name="ce4">
            <text:p><text:s/>1,531,735<text:s/></text:p>
          </table:table-cell>
          <table:table-cell office:value-type="float" office:value="671952" table:style-name="ce4">
            <text:p><text:s/>671,952<text:s/></text:p>
          </table:table-cell>
          <table:table-cell office:value-type="float" office:value="859783" table:style-name="ce4">
            <text:p><text:s/>859,783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Julio</text:p>
          </table:table-cell>
          <table:table-cell office:value-type="float" office:value="1636037" table:style-name="ce4">
            <text:p><text:s/>1,636,037<text:s/></text:p>
          </table:table-cell>
          <table:table-cell office:value-type="float" office:value="733652" table:style-name="ce4">
            <text:p><text:s/>733,652<text:s/></text:p>
          </table:table-cell>
          <table:table-cell office:value-type="float" office:value="902385" table:style-name="ce4">
            <text:p><text:s/>902,385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Agosto</text:p>
          </table:table-cell>
          <table:table-cell office:value-type="float" office:value="1736031" table:style-name="ce4">
            <text:p><text:s/>1,736,031<text:s/></text:p>
          </table:table-cell>
          <table:table-cell office:value-type="float" office:value="831980" table:style-name="ce4">
            <text:p><text:s/>831,980<text:s/></text:p>
          </table:table-cell>
          <table:table-cell office:value-type="float" office:value="904051" table:style-name="ce4">
            <text:p><text:s/>904,051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Septiembre</text:p>
          </table:table-cell>
          <table:table-cell office:value-type="float" office:value="1764636" table:style-name="ce4">
            <text:p><text:s/>1,764,636<text:s/></text:p>
          </table:table-cell>
          <table:table-cell office:value-type="float" office:value="855720" table:style-name="ce4">
            <text:p><text:s/>855,720<text:s/></text:p>
          </table:table-cell>
          <table:table-cell office:value-type="float" office:value="908916" table:style-name="ce4">
            <text:p><text:s/>908,916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Octubre</text:p>
          </table:table-cell>
          <table:table-cell office:value-type="float" office:value="1802728" table:style-name="ce4">
            <text:p><text:s/>1,802,728<text:s/></text:p>
          </table:table-cell>
          <table:table-cell office:value-type="float" office:value="874113" table:style-name="ce4">
            <text:p><text:s/>874,113<text:s/></text:p>
          </table:table-cell>
          <table:table-cell office:value-type="float" office:value="928615" table:style-name="ce4">
            <text:p><text:s/>928,615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Noviembre</text:p>
          </table:table-cell>
          <table:table-cell office:value-type="float" office:value="1847833" table:style-name="ce4">
            <text:p><text:s/>1,847,833<text:s/></text:p>
          </table:table-cell>
          <table:table-cell office:value-type="float" office:value="880620" table:style-name="ce4">
            <text:p><text:s/>880,620<text:s/></text:p>
          </table:table-cell>
          <table:table-cell office:value-type="float" office:value="967213" table:style-name="ce4">
            <text:p><text:s/>967,213<text:s/></text:p>
          </table:table-cell>
          <table:table-cell table:number-columns-repeated="16379"/>
        </table:table-row>
        <table:table-row table:style-name="ro1">
          <table:table-cell office:value-type="float" office:value="2010" table:style-name="ce2">
            <text:p>2010</text:p>
          </table:table-cell>
          <table:table-cell office:value-type="string" table:style-name="ce1">
            <text:p>Diciembre</text:p>
          </table:table-cell>
          <table:table-cell office:value-type="float" office:value="2013786" table:style-name="ce4">
            <text:p><text:s/>2,013,786<text:s/></text:p>
          </table:table-cell>
          <table:table-cell office:value-type="float" office:value="903250" table:style-name="ce4">
            <text:p><text:s/>903,250<text:s/></text:p>
          </table:table-cell>
          <table:table-cell office:value-type="float" office:value="1110536" table:style-name="ce4">
            <text:p><text:s/>1,110,536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Enero</text:p>
          </table:table-cell>
          <table:table-cell office:value-type="float" office:value="2012210" table:style-name="ce4">
            <text:p><text:s/>2,012,210<text:s/></text:p>
          </table:table-cell>
          <table:table-cell office:value-type="float" office:value="898210" table:style-name="ce4">
            <text:p><text:s/>898,210<text:s/></text:p>
          </table:table-cell>
          <table:table-cell office:value-type="float" office:value="1114000" table:style-name="ce4">
            <text:p><text:s/>1,114,000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Febrero</text:p>
          </table:table-cell>
          <table:table-cell office:value-type="float" office:value="2008220" table:style-name="ce4">
            <text:p><text:s/>2,008,220<text:s/></text:p>
          </table:table-cell>
          <table:table-cell office:value-type="float" office:value="894584" table:style-name="ce4">
            <text:p><text:s/>894,584<text:s/></text:p>
          </table:table-cell>
          <table:table-cell office:value-type="float" office:value="1113636" table:style-name="ce4">
            <text:p><text:s/>1,113,636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Marzo</text:p>
          </table:table-cell>
          <table:table-cell office:value-type="float" office:value="2001160" table:style-name="ce4">
            <text:p><text:s/>2,001,160<text:s/></text:p>
          </table:table-cell>
          <table:table-cell office:value-type="float" office:value="890671" table:style-name="ce4">
            <text:p><text:s/>890,671<text:s/></text:p>
          </table:table-cell>
          <table:table-cell office:value-type="float" office:value="1110489" table:style-name="ce4">
            <text:p><text:s/>1,110,489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Abril</text:p>
          </table:table-cell>
          <table:table-cell office:value-type="float" office:value="1997098" table:style-name="ce4">
            <text:p><text:s/>1,997,098<text:s/></text:p>
          </table:table-cell>
          <table:table-cell office:value-type="float" office:value="887713" table:style-name="ce4">
            <text:p><text:s/>887,713<text:s/></text:p>
          </table:table-cell>
          <table:table-cell office:value-type="float" office:value="1109385" table:style-name="ce4">
            <text:p><text:s/>1,109,385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Mayo</text:p>
          </table:table-cell>
          <table:table-cell office:value-type="float" office:value="2006919" table:style-name="ce4">
            <text:p><text:s/>2,006,919<text:s/></text:p>
          </table:table-cell>
          <table:table-cell office:value-type="float" office:value="891942" table:style-name="ce4">
            <text:p><text:s/>891,942<text:s/></text:p>
          </table:table-cell>
          <table:table-cell office:value-type="float" office:value="1114977" table:style-name="ce4">
            <text:p><text:s/>1,114,977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Junio</text:p>
          </table:table-cell>
          <table:table-cell office:value-type="float" office:value="2004773" table:style-name="ce4">
            <text:p><text:s/>2,004,773<text:s/></text:p>
          </table:table-cell>
          <table:table-cell office:value-type="float" office:value="889908" table:style-name="ce4">
            <text:p><text:s/>889,908<text:s/></text:p>
          </table:table-cell>
          <table:table-cell office:value-type="float" office:value="1114865" table:style-name="ce4">
            <text:p><text:s/>1,114,865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Julio</text:p>
          </table:table-cell>
          <table:table-cell office:value-type="float" office:value="2013637" table:style-name="ce4">
            <text:p><text:s/>2,013,637<text:s/></text:p>
          </table:table-cell>
          <table:table-cell office:value-type="float" office:value="895065" table:style-name="ce4">
            <text:p><text:s/>895,065<text:s/></text:p>
          </table:table-cell>
          <table:table-cell office:value-type="float" office:value="1118572" table:style-name="ce4">
            <text:p><text:s/>1,118,572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Agosto</text:p>
          </table:table-cell>
          <table:table-cell office:value-type="float" office:value="2012102" table:style-name="ce4">
            <text:p><text:s/>2,012,102<text:s/></text:p>
          </table:table-cell>
          <table:table-cell office:value-type="float" office:value="892856" table:style-name="ce4">
            <text:p><text:s/>892,856<text:s/></text:p>
          </table:table-cell>
          <table:table-cell office:value-type="float" office:value="1119246" table:style-name="ce4">
            <text:p><text:s/>1,119,246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Septiembre</text:p>
          </table:table-cell>
          <table:table-cell office:value-type="float" office:value="2001122" table:style-name="ce4">
            <text:p><text:s/>2,001,122<text:s/></text:p>
          </table:table-cell>
          <table:table-cell office:value-type="float" office:value="890021" table:style-name="ce4">
            <text:p><text:s/>890,021<text:s/></text:p>
          </table:table-cell>
          <table:table-cell office:value-type="float" office:value="1111101" table:style-name="ce4">
            <text:p><text:s/>1,111,101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Octubre</text:p>
          </table:table-cell>
          <table:table-cell office:value-type="float" office:value="1997224" table:style-name="ce4">
            <text:p><text:s/>1,997,224<text:s/></text:p>
          </table:table-cell>
          <table:table-cell office:value-type="float" office:value="887644" table:style-name="ce4">
            <text:p><text:s/>887,644<text:s/></text:p>
          </table:table-cell>
          <table:table-cell office:value-type="float" office:value="1109580" table:style-name="ce4">
            <text:p><text:s/>1,109,580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Noviembre</text:p>
          </table:table-cell>
          <table:table-cell office:value-type="float" office:value="1996335" table:style-name="ce4">
            <text:p><text:s/>1,996,335<text:s/></text:p>
          </table:table-cell>
          <table:table-cell office:value-type="float" office:value="885431" table:style-name="ce4">
            <text:p><text:s/>885,431<text:s/></text:p>
          </table:table-cell>
          <table:table-cell office:value-type="float" office:value="1110904" table:style-name="ce4">
            <text:p><text:s/>1,110,904<text:s/></text:p>
          </table:table-cell>
          <table:table-cell table:number-columns-repeated="16379"/>
        </table:table-row>
        <table:table-row table:style-name="ro1">
          <table:table-cell office:value-type="float" office:value="2011" table:style-name="ce2">
            <text:p>2011</text:p>
          </table:table-cell>
          <table:table-cell office:value-type="string" table:style-name="ce1">
            <text:p>Diciembre</text:p>
          </table:table-cell>
          <table:table-cell office:value-type="float" office:value="2003427" table:style-name="ce4">
            <text:p><text:s/>2,003,427<text:s/></text:p>
          </table:table-cell>
          <table:table-cell office:value-type="float" office:value="883775" table:style-name="ce4">
            <text:p><text:s/>883,775<text:s/></text:p>
          </table:table-cell>
          <table:table-cell office:value-type="float" office:value="1119652" table:style-name="ce4">
            <text:p><text:s/>1,119,652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Enero</text:p>
          </table:table-cell>
          <table:table-cell office:value-type="float" office:value="2000222" table:style-name="ce4">
            <text:p><text:s/>2,000,222<text:s/></text:p>
          </table:table-cell>
          <table:table-cell office:value-type="float" office:value="881739" table:style-name="ce4">
            <text:p><text:s/>881,739<text:s/></text:p>
          </table:table-cell>
          <table:table-cell office:value-type="float" office:value="1118483" table:style-name="ce4">
            <text:p><text:s/>1,118,483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Febrero</text:p>
          </table:table-cell>
          <table:table-cell office:value-type="float" office:value="2045696" table:style-name="ce4">
            <text:p><text:s/>2,045,696<text:s/></text:p>
          </table:table-cell>
          <table:table-cell office:value-type="float" office:value="924686" table:style-name="ce4">
            <text:p><text:s/>924,686<text:s/></text:p>
          </table:table-cell>
          <table:table-cell office:value-type="float" office:value="1121010" table:style-name="ce4">
            <text:p><text:s/>1,121,010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Marzo</text:p>
          </table:table-cell>
          <table:table-cell office:value-type="float" office:value="2146475" table:style-name="ce4">
            <text:p><text:s/>2,146,475<text:s/></text:p>
          </table:table-cell>
          <table:table-cell office:value-type="float" office:value="1012989" table:style-name="ce4">
            <text:p><text:s/>1,012,989<text:s/></text:p>
          </table:table-cell>
          <table:table-cell office:value-type="float" office:value="1133486" table:style-name="ce4">
            <text:p><text:s/>1,133,486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Abril</text:p>
          </table:table-cell>
          <table:table-cell office:value-type="float" office:value="2217013" table:style-name="ce4">
            <text:p><text:s/>2,217,013<text:s/></text:p>
          </table:table-cell>
          <table:table-cell office:value-type="float" office:value="1076541" table:style-name="ce4">
            <text:p><text:s/>1,076,541<text:s/></text:p>
          </table:table-cell>
          <table:table-cell office:value-type="float" office:value="1140472" table:style-name="ce4">
            <text:p><text:s/>1,140,472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Mayo</text:p>
          </table:table-cell>
          <table:table-cell office:value-type="float" office:value="2291076" table:style-name="ce4">
            <text:p><text:s/>2,291,076<text:s/></text:p>
          </table:table-cell>
          <table:table-cell office:value-type="float" office:value="1138379" table:style-name="ce4">
            <text:p><text:s/>1,138,379<text:s/></text:p>
          </table:table-cell>
          <table:table-cell office:value-type="float" office:value="1152697" table:style-name="ce4">
            <text:p><text:s/>1,152,697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Junio</text:p>
          </table:table-cell>
          <table:table-cell office:value-type="float" office:value="2279756" table:style-name="ce4">
            <text:p><text:s/>2,279,756<text:s/></text:p>
          </table:table-cell>
          <table:table-cell office:value-type="float" office:value="1134584" table:style-name="ce4">
            <text:p><text:s/>1,134,584<text:s/></text:p>
          </table:table-cell>
          <table:table-cell office:value-type="float" office:value="1145172" table:style-name="ce4">
            <text:p><text:s/>1,145,172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Julio</text:p>
          </table:table-cell>
          <table:table-cell office:value-type="float" office:value="2302079" table:style-name="ce4">
            <text:p><text:s/>2,302,079<text:s/></text:p>
          </table:table-cell>
          <table:table-cell office:value-type="float" office:value="1144798" table:style-name="ce4">
            <text:p><text:s/>1,144,798<text:s/></text:p>
          </table:table-cell>
          <table:table-cell office:value-type="float" office:value="1157281" table:style-name="ce4">
            <text:p><text:s/>1,157,281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Agosto</text:p>
          </table:table-cell>
          <table:table-cell office:value-type="float" office:value="2249470" table:style-name="ce4">
            <text:p><text:s/>2,249,470<text:s/></text:p>
          </table:table-cell>
          <table:table-cell office:value-type="float" office:value="1143232" table:style-name="ce4">
            <text:p><text:s/>1,143,232<text:s/></text:p>
          </table:table-cell>
          <table:table-cell office:value-type="float" office:value="1106238" table:style-name="ce4">
            <text:p><text:s/>1,106,238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Septiembre</text:p>
          </table:table-cell>
          <table:table-cell office:value-type="float" office:value="2250127" table:style-name="ce4">
            <text:p><text:s/>2,250,127<text:s/></text:p>
          </table:table-cell>
          <table:table-cell office:value-type="float" office:value="1141397" table:style-name="ce4">
            <text:p><text:s/>1,141,397<text:s/></text:p>
          </table:table-cell>
          <table:table-cell office:value-type="float" office:value="1108730" table:style-name="ce4">
            <text:p><text:s/>1,108,730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Octubre</text:p>
          </table:table-cell>
          <table:table-cell office:value-type="float" office:value="2264638" table:style-name="ce4">
            <text:p><text:s/>2,264,638<text:s/></text:p>
          </table:table-cell>
          <table:table-cell office:value-type="float" office:value="1148491" table:style-name="ce4">
            <text:p><text:s/>1,148,491<text:s/></text:p>
          </table:table-cell>
          <table:table-cell office:value-type="float" office:value="1116147" table:style-name="ce4">
            <text:p><text:s/>1,116,147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Noviembre</text:p>
          </table:table-cell>
          <table:table-cell office:value-type="float" office:value="2294356" table:style-name="ce4">
            <text:p><text:s/>2,294,356<text:s/></text:p>
          </table:table-cell>
          <table:table-cell office:value-type="float" office:value="1170009" table:style-name="ce4">
            <text:p><text:s/>1,170,009<text:s/></text:p>
          </table:table-cell>
          <table:table-cell office:value-type="float" office:value="1124347" table:style-name="ce4">
            <text:p><text:s/>1,124,347<text:s/></text:p>
          </table:table-cell>
          <table:table-cell table:number-columns-repeated="16379"/>
        </table:table-row>
        <table:table-row table:style-name="ro1">
          <table:table-cell office:value-type="float" office:value="2012" table:style-name="ce2">
            <text:p>2012</text:p>
          </table:table-cell>
          <table:table-cell office:value-type="string" table:style-name="ce1">
            <text:p>Diciembre</text:p>
          </table:table-cell>
          <table:table-cell office:value-type="float" office:value="2303351" table:style-name="ce4">
            <text:p><text:s/>2,303,351<text:s/></text:p>
          </table:table-cell>
          <table:table-cell office:value-type="float" office:value="1178040" table:style-name="ce4">
            <text:p><text:s/>1,178,040<text:s/></text:p>
          </table:table-cell>
          <table:table-cell office:value-type="float" office:value="1125311" table:style-name="ce4">
            <text:p><text:s/>1,125,311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Enero</text:p>
          </table:table-cell>
          <table:table-cell office:value-type="float" office:value="2315910" table:style-name="ce4">
            <text:p><text:s/>2,315,910<text:s/></text:p>
          </table:table-cell>
          <table:table-cell office:value-type="float" office:value="1188572" table:style-name="ce4">
            <text:p><text:s/>1,188,572<text:s/></text:p>
          </table:table-cell>
          <table:table-cell office:value-type="float" office:value="1127338" table:style-name="ce4">
            <text:p><text:s/>1,127,338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Febrero</text:p>
          </table:table-cell>
          <table:table-cell office:value-type="float" office:value="2326832" table:style-name="ce4">
            <text:p><text:s/>2,326,832<text:s/></text:p>
          </table:table-cell>
          <table:table-cell office:value-type="float" office:value="1198908" table:style-name="ce4">
            <text:p><text:s/>1,198,908<text:s/></text:p>
          </table:table-cell>
          <table:table-cell office:value-type="float" office:value="1127924" table:style-name="ce4">
            <text:p><text:s/>1,127,924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Marzo</text:p>
          </table:table-cell>
          <table:table-cell office:value-type="float" office:value="2336433" table:style-name="ce4">
            <text:p><text:s/>2,336,433<text:s/></text:p>
          </table:table-cell>
          <table:table-cell office:value-type="float" office:value="1207220" table:style-name="ce4">
            <text:p><text:s/>1,207,220<text:s/></text:p>
          </table:table-cell>
          <table:table-cell office:value-type="float" office:value="1129213" table:style-name="ce4">
            <text:p><text:s/>1,129,21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Abril</text:p>
          </table:table-cell>
          <table:table-cell office:value-type="float" office:value="2349918" table:style-name="ce4">
            <text:p><text:s/>2,349,918<text:s/></text:p>
          </table:table-cell>
          <table:table-cell office:value-type="float" office:value="1217545" table:style-name="ce4">
            <text:p><text:s/>1,217,545<text:s/></text:p>
          </table:table-cell>
          <table:table-cell office:value-type="float" office:value="1132373" table:style-name="ce4">
            <text:p><text:s/>1,132,37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Mayo</text:p>
          </table:table-cell>
          <table:table-cell office:value-type="float" office:value="2361647" table:style-name="ce4">
            <text:p><text:s/>2,361,647<text:s/></text:p>
          </table:table-cell>
          <table:table-cell office:value-type="float" office:value="1214608" table:style-name="ce4">
            <text:p><text:s/>1,214,608<text:s/></text:p>
          </table:table-cell>
          <table:table-cell office:value-type="float" office:value="1147039" table:style-name="ce4">
            <text:p><text:s/>1,147,039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Junio</text:p>
          </table:table-cell>
          <table:table-cell office:value-type="float" office:value="2373337" table:style-name="ce4">
            <text:p><text:s/>2,373,337<text:s/></text:p>
          </table:table-cell>
          <table:table-cell office:value-type="float" office:value="1214168" table:style-name="ce4">
            <text:p><text:s/>1,214,168<text:s/></text:p>
          </table:table-cell>
          <table:table-cell office:value-type="float" office:value="1159169" table:style-name="ce4">
            <text:p><text:s/>1,159,169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Julio</text:p>
          </table:table-cell>
          <table:table-cell office:value-type="float" office:value="2397962" table:style-name="ce4">
            <text:p><text:s/>2,397,962<text:s/></text:p>
          </table:table-cell>
          <table:table-cell office:value-type="float" office:value="1244149" table:style-name="ce4">
            <text:p><text:s/>1,244,149<text:s/></text:p>
          </table:table-cell>
          <table:table-cell office:value-type="float" office:value="1153813" table:style-name="ce4">
            <text:p><text:s/>1,153,81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Agosto</text:p>
          </table:table-cell>
          <table:table-cell office:value-type="float" office:value="2421393" table:style-name="ce4">
            <text:p><text:s/>2,421,393<text:s/></text:p>
          </table:table-cell>
          <table:table-cell office:value-type="float" office:value="1265630" table:style-name="ce4">
            <text:p><text:s/>1,265,630<text:s/></text:p>
          </table:table-cell>
          <table:table-cell office:value-type="float" office:value="1155763" table:style-name="ce4">
            <text:p><text:s/>1,155,76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Septiembre</text:p>
          </table:table-cell>
          <table:table-cell office:value-type="float" office:value="2477669" table:style-name="ce4">
            <text:p><text:s/>2,477,669<text:s/></text:p>
          </table:table-cell>
          <table:table-cell office:value-type="float" office:value="1319856" table:style-name="ce4">
            <text:p><text:s/>1,319,856<text:s/></text:p>
          </table:table-cell>
          <table:table-cell office:value-type="float" office:value="1157813" table:style-name="ce4">
            <text:p><text:s/>1,157,81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Octubre</text:p>
          </table:table-cell>
          <table:table-cell office:value-type="float" office:value="2486574" table:style-name="ce4">
            <text:p><text:s/>2,486,574<text:s/></text:p>
          </table:table-cell>
          <table:table-cell office:value-type="float" office:value="1321271" table:style-name="ce4">
            <text:p><text:s/>1,321,271<text:s/></text:p>
          </table:table-cell>
          <table:table-cell office:value-type="float" office:value="1165303" table:style-name="ce4">
            <text:p><text:s/>1,165,303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Noviembre</text:p>
          </table:table-cell>
          <table:table-cell office:value-type="float" office:value="2646899" table:style-name="ce4">
            <text:p><text:s/>2,646,899<text:s/></text:p>
          </table:table-cell>
          <table:table-cell office:value-type="float" office:value="1467184" table:style-name="ce4">
            <text:p><text:s/>1,467,184<text:s/></text:p>
          </table:table-cell>
          <table:table-cell office:value-type="float" office:value="1179715" table:style-name="ce4">
            <text:p><text:s/>1,179,715<text:s/></text:p>
          </table:table-cell>
          <table:table-cell table:number-columns-repeated="16379"/>
        </table:table-row>
        <table:table-row table:style-name="ro1">
          <table:table-cell office:value-type="float" office:value="2013" table:style-name="ce2">
            <text:p>2013</text:p>
          </table:table-cell>
          <table:table-cell office:value-type="string" table:style-name="ce1">
            <text:p>Diciembre</text:p>
          </table:table-cell>
          <table:table-cell office:value-type="float" office:value="2751753" table:style-name="ce4">
            <text:p><text:s/>2,751,753<text:s/></text:p>
          </table:table-cell>
          <table:table-cell office:value-type="float" office:value="1568225" table:style-name="ce4">
            <text:p><text:s/>1,568,225<text:s/></text:p>
          </table:table-cell>
          <table:table-cell office:value-type="float" office:value="1183528" table:style-name="ce4">
            <text:p><text:s/>1,183,528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Enero</text:p>
          </table:table-cell>
          <table:table-cell office:value-type="float" office:value="2741484" table:style-name="ce4">
            <text:p><text:s/>2,741,484<text:s/></text:p>
          </table:table-cell>
          <table:table-cell office:value-type="float" office:value="1556255" table:style-name="ce4">
            <text:p><text:s/>1,556,255<text:s/></text:p>
          </table:table-cell>
          <table:table-cell office:value-type="float" office:value="1185229" table:style-name="ce4">
            <text:p><text:s/>1,185,229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Febrero</text:p>
          </table:table-cell>
          <table:table-cell office:value-type="float" office:value="2751541" table:style-name="ce4">
            <text:p><text:s/>2,751,541<text:s/></text:p>
          </table:table-cell>
          <table:table-cell office:value-type="float" office:value="1565351" table:style-name="ce4">
            <text:p><text:s/>1,565,351<text:s/></text:p>
          </table:table-cell>
          <table:table-cell office:value-type="float" office:value="1186190" table:style-name="ce4">
            <text:p><text:s/>1,186,190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Marzo</text:p>
          </table:table-cell>
          <table:table-cell office:value-type="float" office:value="2745683" table:style-name="ce4">
            <text:p><text:s/>2,745,683<text:s/></text:p>
          </table:table-cell>
          <table:table-cell office:value-type="float" office:value="1559939" table:style-name="ce4">
            <text:p><text:s/>1,559,939<text:s/></text:p>
          </table:table-cell>
          <table:table-cell office:value-type="float" office:value="1185744" table:style-name="ce4">
            <text:p><text:s/>1,185,744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Abril</text:p>
          </table:table-cell>
          <table:table-cell office:value-type="float" office:value="2750900" table:style-name="ce4">
            <text:p><text:s/>2,750,900<text:s/></text:p>
          </table:table-cell>
          <table:table-cell office:value-type="float" office:value="1555584" table:style-name="ce4">
            <text:p><text:s/>1,555,584<text:s/></text:p>
          </table:table-cell>
          <table:table-cell office:value-type="float" office:value="1195316" table:style-name="ce4">
            <text:p><text:s/>1,195,316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Mayo</text:p>
          </table:table-cell>
          <table:table-cell office:value-type="float" office:value="2758167" table:style-name="ce4">
            <text:p><text:s/>2,758,167<text:s/></text:p>
          </table:table-cell>
          <table:table-cell office:value-type="float" office:value="1550134" table:style-name="ce4">
            <text:p><text:s/>1,550,134<text:s/></text:p>
          </table:table-cell>
          <table:table-cell office:value-type="float" office:value="1208033" table:style-name="ce4">
            <text:p><text:s/>1,208,033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Junio</text:p>
          </table:table-cell>
          <table:table-cell office:value-type="float" office:value="2754819" table:style-name="ce4">
            <text:p><text:s/>2,754,819<text:s/></text:p>
          </table:table-cell>
          <table:table-cell office:value-type="float" office:value="1545541" table:style-name="ce4">
            <text:p><text:s/>1,545,541<text:s/></text:p>
          </table:table-cell>
          <table:table-cell office:value-type="float" office:value="1209278" table:style-name="ce4">
            <text:p><text:s/>1,209,278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Julio</text:p>
          </table:table-cell>
          <table:table-cell office:value-type="float" office:value="2751045" table:style-name="ce4">
            <text:p><text:s/>2,751,045<text:s/></text:p>
          </table:table-cell>
          <table:table-cell office:value-type="float" office:value="1539520" table:style-name="ce4">
            <text:p><text:s/>1,539,520<text:s/></text:p>
          </table:table-cell>
          <table:table-cell office:value-type="float" office:value="1211525" table:style-name="ce4">
            <text:p><text:s/>1,211,525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Agosto</text:p>
          </table:table-cell>
          <table:table-cell office:value-type="float" office:value="2748393" table:style-name="ce4">
            <text:p><text:s/>2,748,393<text:s/></text:p>
          </table:table-cell>
          <table:table-cell office:value-type="float" office:value="1534933" table:style-name="ce4">
            <text:p><text:s/>1,534,933<text:s/></text:p>
          </table:table-cell>
          <table:table-cell office:value-type="float" office:value="1213460" table:style-name="ce4">
            <text:p><text:s/>1,213,460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Septiembre</text:p>
          </table:table-cell>
          <table:table-cell office:value-type="float" office:value="2751945" table:style-name="ce4">
            <text:p><text:s/>2,751,945<text:s/></text:p>
          </table:table-cell>
          <table:table-cell office:value-type="float" office:value="1538413" table:style-name="ce4">
            <text:p><text:s/>1,538,413<text:s/></text:p>
          </table:table-cell>
          <table:table-cell office:value-type="float" office:value="1213532" table:style-name="ce4">
            <text:p><text:s/>1,213,532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Octubre</text:p>
          </table:table-cell>
          <table:table-cell office:value-type="float" office:value="2838755" table:style-name="ce4">
            <text:p><text:s/>2,838,755<text:s/></text:p>
          </table:table-cell>
          <table:table-cell office:value-type="float" office:value="1598142" table:style-name="ce4">
            <text:p><text:s/>1,598,142<text:s/></text:p>
          </table:table-cell>
          <table:table-cell office:value-type="float" office:value="1240613" table:style-name="ce4">
            <text:p><text:s/>1,240,613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Noviembre</text:p>
          </table:table-cell>
          <table:table-cell office:value-type="float" office:value="2832009" table:style-name="ce4">
            <text:p><text:s/>2,832,009<text:s/></text:p>
          </table:table-cell>
          <table:table-cell office:value-type="float" office:value="1627454" table:style-name="ce4">
            <text:p><text:s/>1,627,454<text:s/></text:p>
          </table:table-cell>
          <table:table-cell office:value-type="float" office:value="1204555" table:style-name="ce4">
            <text:p><text:s/>1,204,555<text:s/></text:p>
          </table:table-cell>
          <table:table-cell table:number-columns-repeated="16379"/>
        </table:table-row>
        <table:table-row table:style-name="ro1">
          <table:table-cell office:value-type="float" office:value="2014" table:style-name="ce2">
            <text:p>2014</text:p>
          </table:table-cell>
          <table:table-cell office:value-type="string" table:style-name="ce1">
            <text:p>Diciembre</text:p>
          </table:table-cell>
          <table:table-cell office:value-type="float" office:value="3015646" table:style-name="ce4">
            <text:p><text:s/>3,015,646<text:s/></text:p>
          </table:table-cell>
          <table:table-cell office:value-type="float" office:value="1795214" table:style-name="ce4">
            <text:p><text:s/>1,795,214<text:s/></text:p>
          </table:table-cell>
          <table:table-cell office:value-type="float" office:value="1220432" table:style-name="ce4">
            <text:p><text:s/>1,220,432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Enero</text:p>
          </table:table-cell>
          <table:table-cell office:value-type="float" office:value="3000981" table:style-name="ce4">
            <text:p><text:s/>3,000,981<text:s/></text:p>
          </table:table-cell>
          <table:table-cell office:value-type="float" office:value="1786117" table:style-name="ce4">
            <text:p><text:s/>1,786,117<text:s/></text:p>
          </table:table-cell>
          <table:table-cell office:value-type="float" office:value="1214864" table:style-name="ce4">
            <text:p><text:s/>1,214,864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Febrero</text:p>
          </table:table-cell>
          <table:table-cell office:value-type="float" office:value="3002033" table:style-name="ce4">
            <text:p><text:s/>3,002,033<text:s/></text:p>
          </table:table-cell>
          <table:table-cell office:value-type="float" office:value="1782070" table:style-name="ce4">
            <text:p><text:s/>1,782,070<text:s/></text:p>
          </table:table-cell>
          <table:table-cell office:value-type="float" office:value="1219963" table:style-name="ce4">
            <text:p><text:s/>1,219,963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Marzo</text:p>
          </table:table-cell>
          <table:table-cell office:value-type="float" office:value="3032565" table:style-name="ce4">
            <text:p><text:s/>3,032,565<text:s/></text:p>
          </table:table-cell>
          <table:table-cell office:value-type="float" office:value="1806581" table:style-name="ce4">
            <text:p><text:s/>1,806,581<text:s/></text:p>
          </table:table-cell>
          <table:table-cell office:value-type="float" office:value="1225984" table:style-name="ce4">
            <text:p><text:s/>1,225,984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Abril</text:p>
          </table:table-cell>
          <table:table-cell office:value-type="float" office:value="3033637" table:style-name="ce4">
            <text:p><text:s/>3,033,637<text:s/></text:p>
          </table:table-cell>
          <table:table-cell office:value-type="float" office:value="1811780" table:style-name="ce4">
            <text:p><text:s/>1,811,780<text:s/></text:p>
          </table:table-cell>
          <table:table-cell office:value-type="float" office:value="1221857" table:style-name="ce4">
            <text:p><text:s/>1,221,857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Mayo</text:p>
          </table:table-cell>
          <table:table-cell office:value-type="float" office:value="3017731" table:style-name="ce4">
            <text:p><text:s/>3,017,731<text:s/></text:p>
          </table:table-cell>
          <table:table-cell office:value-type="float" office:value="1806574" table:style-name="ce4">
            <text:p><text:s/>1,806,574<text:s/></text:p>
          </table:table-cell>
          <table:table-cell office:value-type="float" office:value="1211157" table:style-name="ce4">
            <text:p><text:s/>1,211,157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Junio</text:p>
          </table:table-cell>
          <table:table-cell office:value-type="float" office:value="3043353" table:style-name="ce4">
            <text:p><text:s/>3,043,353<text:s/></text:p>
          </table:table-cell>
          <table:table-cell office:value-type="float" office:value="1832898" table:style-name="ce4">
            <text:p><text:s/>1,832,898<text:s/></text:p>
          </table:table-cell>
          <table:table-cell office:value-type="float" office:value="1210455" table:style-name="ce4">
            <text:p><text:s/>1,210,455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Julio</text:p>
          </table:table-cell>
          <table:table-cell office:value-type="float" office:value="3063142" table:style-name="ce4">
            <text:p><text:s/>3,063,142<text:s/></text:p>
          </table:table-cell>
          <table:table-cell office:value-type="float" office:value="1847595" table:style-name="ce4">
            <text:p><text:s/>1,847,595<text:s/></text:p>
          </table:table-cell>
          <table:table-cell office:value-type="float" office:value="1215547" table:style-name="ce4">
            <text:p><text:s/>1,215,547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Agosto</text:p>
          </table:table-cell>
          <table:table-cell office:value-type="float" office:value="3075944" table:style-name="ce4">
            <text:p><text:s/>3,075,944<text:s/></text:p>
          </table:table-cell>
          <table:table-cell office:value-type="float" office:value="1855392" table:style-name="ce4">
            <text:p><text:s/>1,855,392<text:s/></text:p>
          </table:table-cell>
          <table:table-cell office:value-type="float" office:value="1220552" table:style-name="ce4">
            <text:p><text:s/>1,220,552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Septiembre</text:p>
          </table:table-cell>
          <table:table-cell office:value-type="float" office:value="3076009" table:style-name="ce4">
            <text:p><text:s/>3,076,009<text:s/></text:p>
          </table:table-cell>
          <table:table-cell office:value-type="float" office:value="1966061" table:style-name="ce4">
            <text:p><text:s/>1,966,061<text:s/></text:p>
          </table:table-cell>
          <table:table-cell office:value-type="float" office:value="1109948" table:style-name="ce4">
            <text:p><text:s/>1,109,948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Octubre</text:p>
          </table:table-cell>
          <table:table-cell office:value-type="float" office:value="3080836" table:style-name="ce4">
            <text:p><text:s/>3,080,836<text:s/></text:p>
          </table:table-cell>
          <table:table-cell office:value-type="float" office:value="1962747" table:style-name="ce4">
            <text:p><text:s/>1,962,747<text:s/></text:p>
          </table:table-cell>
          <table:table-cell office:value-type="float" office:value="1118089" table:style-name="ce4">
            <text:p><text:s/>1,118,089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Noviembre</text:p>
          </table:table-cell>
          <table:table-cell office:value-type="float" office:value="3107676" table:style-name="ce4">
            <text:p><text:s/>3,107,676<text:s/></text:p>
          </table:table-cell>
          <table:table-cell office:value-type="float" office:value="1993874" table:style-name="ce4">
            <text:p><text:s/>1,993,874<text:s/></text:p>
          </table:table-cell>
          <table:table-cell office:value-type="float" office:value="1113802" table:style-name="ce4">
            <text:p><text:s/>1,113,802<text:s/></text:p>
          </table:table-cell>
          <table:table-cell table:number-columns-repeated="16379"/>
        </table:table-row>
        <table:table-row table:style-name="ro1">
          <table:table-cell office:value-type="float" office:value="2015" table:style-name="ce2">
            <text:p>2015</text:p>
          </table:table-cell>
          <table:table-cell office:value-type="string" table:style-name="ce1">
            <text:p>Diciembre</text:p>
          </table:table-cell>
          <table:table-cell office:value-type="float" office:value="3317405" table:style-name="ce4">
            <text:p><text:s/>3,317,405<text:s/></text:p>
          </table:table-cell>
          <table:table-cell office:value-type="float" office:value="2164705" table:style-name="ce4">
            <text:p><text:s/>2,164,705<text:s/></text:p>
          </table:table-cell>
          <table:table-cell office:value-type="float" office:value="1152700" table:style-name="ce4">
            <text:p><text:s/>1,152,700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Enero</text:p>
          </table:table-cell>
          <table:table-cell office:value-type="float" office:value="3312909" table:style-name="ce4">
            <text:p><text:s/>3,312,909<text:s/></text:p>
          </table:table-cell>
          <table:table-cell office:value-type="float" office:value="2155809" table:style-name="ce4">
            <text:p><text:s/>2,155,809<text:s/></text:p>
          </table:table-cell>
          <table:table-cell office:value-type="float" office:value="1157100" table:style-name="ce4">
            <text:p><text:s/>1,157,100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Febrero</text:p>
          </table:table-cell>
          <table:table-cell office:value-type="float" office:value="3271976" table:style-name="ce4">
            <text:p><text:s/>3,271,976<text:s/></text:p>
          </table:table-cell>
          <table:table-cell office:value-type="float" office:value="2129754" table:style-name="ce4">
            <text:p><text:s/>2,129,754<text:s/></text:p>
          </table:table-cell>
          <table:table-cell office:value-type="float" office:value="1142222" table:style-name="ce4">
            <text:p><text:s/>1,142,222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Marzo</text:p>
          </table:table-cell>
          <table:table-cell office:value-type="float" office:value="3277009" table:style-name="ce4">
            <text:p><text:s/>3,277,009<text:s/></text:p>
          </table:table-cell>
          <table:table-cell office:value-type="float" office:value="2136638" table:style-name="ce4">
            <text:p><text:s/>2,136,638<text:s/></text:p>
          </table:table-cell>
          <table:table-cell office:value-type="float" office:value="1140371" table:style-name="ce4">
            <text:p><text:s/>1,140,371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Abril</text:p>
          </table:table-cell>
          <table:table-cell office:value-type="float" office:value="3298747" table:style-name="ce4">
            <text:p><text:s/>3,298,747<text:s/></text:p>
          </table:table-cell>
          <table:table-cell office:value-type="float" office:value="2155008" table:style-name="ce4">
            <text:p><text:s/>2,155,008<text:s/></text:p>
          </table:table-cell>
          <table:table-cell office:value-type="float" office:value="1143739" table:style-name="ce4">
            <text:p><text:s/>1,143,739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Mayo</text:p>
          </table:table-cell>
          <table:table-cell office:value-type="float" office:value="3298840" table:style-name="ce4">
            <text:p><text:s/>3,298,840<text:s/></text:p>
          </table:table-cell>
          <table:table-cell office:value-type="float" office:value="2156169" table:style-name="ce4">
            <text:p><text:s/>2,156,169<text:s/></text:p>
          </table:table-cell>
          <table:table-cell office:value-type="float" office:value="1142671" table:style-name="ce4">
            <text:p><text:s/>1,142,671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Junio</text:p>
          </table:table-cell>
          <table:table-cell office:value-type="float" office:value="3308606" table:style-name="ce4">
            <text:p><text:s/>3,308,606<text:s/></text:p>
          </table:table-cell>
          <table:table-cell office:value-type="float" office:value="2160143" table:style-name="ce4">
            <text:p><text:s/>2,160,143<text:s/></text:p>
          </table:table-cell>
          <table:table-cell office:value-type="float" office:value="1148463" table:style-name="ce4">
            <text:p><text:s/>1,148,463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Julio</text:p>
          </table:table-cell>
          <table:table-cell office:value-type="float" office:value="3341396" table:style-name="ce4">
            <text:p><text:s/>3,341,396<text:s/></text:p>
          </table:table-cell>
          <table:table-cell office:value-type="float" office:value="2163695" table:style-name="ce4">
            <text:p><text:s/>2,163,695<text:s/></text:p>
          </table:table-cell>
          <table:table-cell office:value-type="float" office:value="1177701" table:style-name="ce4">
            <text:p><text:s/>1,177,701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Agosto</text:p>
          </table:table-cell>
          <table:table-cell office:value-type="float" office:value="3339504" table:style-name="ce4">
            <text:p><text:s/>3,339,504<text:s/></text:p>
          </table:table-cell>
          <table:table-cell office:value-type="float" office:value="2158635" table:style-name="ce4">
            <text:p><text:s/>2,158,635<text:s/></text:p>
          </table:table-cell>
          <table:table-cell office:value-type="float" office:value="1180869" table:style-name="ce4">
            <text:p><text:s/>1,180,869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Septiembre</text:p>
          </table:table-cell>
          <table:table-cell office:value-type="float" office:value="3348988" table:style-name="ce4">
            <text:p><text:s/>3,348,988<text:s/></text:p>
          </table:table-cell>
          <table:table-cell office:value-type="float" office:value="2170934" table:style-name="ce4">
            <text:p><text:s/>2,170,934<text:s/></text:p>
          </table:table-cell>
          <table:table-cell office:value-type="float" office:value="1178054" table:style-name="ce4">
            <text:p><text:s/>1,178,054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Octubre</text:p>
          </table:table-cell>
          <table:table-cell office:value-type="float" office:value="3347307" table:style-name="ce4">
            <text:p><text:s/>3,347,307<text:s/></text:p>
          </table:table-cell>
          <table:table-cell office:value-type="float" office:value="2168948" table:style-name="ce4">
            <text:p><text:s/>2,168,948<text:s/></text:p>
          </table:table-cell>
          <table:table-cell office:value-type="float" office:value="1178359" table:style-name="ce4">
            <text:p><text:s/>1,178,359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Noviembre</text:p>
          </table:table-cell>
          <table:table-cell office:value-type="float" office:value="3351214" table:style-name="ce4">
            <text:p><text:s/>3,351,214<text:s/></text:p>
          </table:table-cell>
          <table:table-cell office:value-type="float" office:value="2169140" table:style-name="ce4">
            <text:p><text:s/>2,169,140<text:s/></text:p>
          </table:table-cell>
          <table:table-cell office:value-type="float" office:value="1182074" table:style-name="ce4">
            <text:p><text:s/>1,182,074<text:s/></text:p>
          </table:table-cell>
          <table:table-cell table:number-columns-repeated="16379"/>
        </table:table-row>
        <table:table-row table:style-name="ro1">
          <table:table-cell office:value-type="float" office:value="2016" table:style-name="ce2">
            <text:p>2016</text:p>
          </table:table-cell>
          <table:table-cell office:value-type="string" table:style-name="ce1">
            <text:p>Diciembre</text:p>
          </table:table-cell>
          <table:table-cell office:value-type="float" office:value="3347068" table:style-name="ce4">
            <text:p><text:s/>3,347,068<text:s/></text:p>
          </table:table-cell>
          <table:table-cell office:value-type="float" office:value="2168957" table:style-name="ce4">
            <text:p><text:s/>2,168,957<text:s/></text:p>
          </table:table-cell>
          <table:table-cell office:value-type="float" office:value="1178111" table:style-name="ce4">
            <text:p><text:s/>1,178,111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Enero</text:p>
          </table:table-cell>
          <table:table-cell office:value-type="float" office:value="3336777" table:style-name="ce4">
            <text:p><text:s/>3,336,777<text:s/></text:p>
          </table:table-cell>
          <table:table-cell office:value-type="float" office:value="2167858" table:style-name="ce4">
            <text:p><text:s/>2,167,858<text:s/></text:p>
          </table:table-cell>
          <table:table-cell office:value-type="float" office:value="1168919" table:style-name="ce4">
            <text:p><text:s/>1,168,919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Febrero</text:p>
          </table:table-cell>
          <table:table-cell office:value-type="float" office:value="3386786" table:style-name="ce4">
            <text:p><text:s/>3,386,786<text:s/></text:p>
          </table:table-cell>
          <table:table-cell office:value-type="float" office:value="2221842" table:style-name="ce4">
            <text:p><text:s/>2,221,842<text:s/></text:p>
          </table:table-cell>
          <table:table-cell office:value-type="float" office:value="1164944" table:style-name="ce4">
            <text:p><text:s/>1,164,944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Marzo</text:p>
          </table:table-cell>
          <table:table-cell office:value-type="float" office:value="3365104" table:style-name="ce4">
            <text:p><text:s/>3,365,104<text:s/></text:p>
          </table:table-cell>
          <table:table-cell office:value-type="float" office:value="2212804" table:style-name="ce4">
            <text:p><text:s/>2,212,804<text:s/></text:p>
          </table:table-cell>
          <table:table-cell office:value-type="float" office:value="1152300" table:style-name="ce4">
            <text:p><text:s/>1,152,300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Abril</text:p>
          </table:table-cell>
          <table:table-cell office:value-type="float" office:value="3337092" table:style-name="ce4">
            <text:p><text:s/>3,337,092<text:s/></text:p>
          </table:table-cell>
          <table:table-cell office:value-type="float" office:value="2194609" table:style-name="ce4">
            <text:p><text:s/>2,194,609<text:s/></text:p>
          </table:table-cell>
          <table:table-cell office:value-type="float" office:value="1142483" table:style-name="ce4">
            <text:p><text:s/>1,142,483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Mayo</text:p>
          </table:table-cell>
          <table:table-cell office:value-type="float" office:value="3319679" table:style-name="ce4">
            <text:p><text:s/>3,319,679<text:s/></text:p>
          </table:table-cell>
          <table:table-cell office:value-type="float" office:value="2184110" table:style-name="ce4">
            <text:p><text:s/>2,184,110<text:s/></text:p>
          </table:table-cell>
          <table:table-cell office:value-type="float" office:value="1135569" table:style-name="ce4">
            <text:p><text:s/>1,135,569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Junio</text:p>
          </table:table-cell>
          <table:table-cell office:value-type="float" office:value="3318030" table:style-name="ce4">
            <text:p><text:s/>3,318,030<text:s/></text:p>
          </table:table-cell>
          <table:table-cell office:value-type="float" office:value="2186488" table:style-name="ce4">
            <text:p><text:s/>2,186,488<text:s/></text:p>
          </table:table-cell>
          <table:table-cell office:value-type="float" office:value="1131542" table:style-name="ce4">
            <text:p><text:s/>1,131,542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Julio</text:p>
          </table:table-cell>
          <table:table-cell office:value-type="float" office:value="3299421" table:style-name="ce4">
            <text:p><text:s/>3,299,421<text:s/></text:p>
          </table:table-cell>
          <table:table-cell office:value-type="float" office:value="2173440" table:style-name="ce4">
            <text:p><text:s/>2,173,440<text:s/></text:p>
          </table:table-cell>
          <table:table-cell office:value-type="float" office:value="1125981" table:style-name="ce4">
            <text:p><text:s/>1,125,981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<text:s/>Agosto</text:p>
          </table:table-cell>
          <table:table-cell office:value-type="float" office:value="3301368" table:style-name="ce4">
            <text:p><text:s/>3,301,368<text:s/></text:p>
          </table:table-cell>
          <table:table-cell office:value-type="float" office:value="2179154" table:style-name="ce4">
            <text:p><text:s/>2,179,154<text:s/></text:p>
          </table:table-cell>
          <table:table-cell office:value-type="float" office:value="1122214" table:style-name="ce4">
            <text:p><text:s/>1,122,214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Septiembre</text:p>
          </table:table-cell>
          <table:table-cell office:value-type="float" office:value="3435610" table:style-name="ce4">
            <text:p><text:s/>3,435,610<text:s/></text:p>
          </table:table-cell>
          <table:table-cell office:value-type="float" office:value="2311011" table:style-name="ce4">
            <text:p><text:s/>2,311,011<text:s/></text:p>
          </table:table-cell>
          <table:table-cell office:value-type="float" office:value="1124599" table:style-name="ce4">
            <text:p><text:s/>1,124,599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Octubre</text:p>
          </table:table-cell>
          <table:table-cell office:value-type="float" office:value="3470343" table:style-name="ce4">
            <text:p><text:s/>3,470,343<text:s/></text:p>
          </table:table-cell>
          <table:table-cell office:value-type="float" office:value="2354827" table:style-name="ce4">
            <text:p><text:s/>2,354,827<text:s/></text:p>
          </table:table-cell>
          <table:table-cell office:value-type="float" office:value="1115516" table:style-name="ce4">
            <text:p><text:s/>1,115,516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noviembre</text:p>
          </table:table-cell>
          <table:table-cell office:value-type="float" office:value="3540931" table:style-name="ce4">
            <text:p><text:s/>3,540,931<text:s/></text:p>
          </table:table-cell>
          <table:table-cell office:value-type="float" office:value="2426895" table:style-name="ce4">
            <text:p><text:s/>2,426,895<text:s/></text:p>
          </table:table-cell>
          <table:table-cell office:value-type="float" office:value="1114036" table:style-name="ce4">
            <text:p><text:s/>1,114,036<text:s/></text:p>
          </table:table-cell>
          <table:table-cell table:number-columns-repeated="16379"/>
        </table:table-row>
        <table:table-row table:style-name="ro1">
          <table:table-cell office:value-type="float" office:value="2017" table:style-name="ce2">
            <text:p>2017</text:p>
          </table:table-cell>
          <table:table-cell office:value-type="string" table:style-name="ce1">
            <text:p>Diciembre</text:p>
          </table:table-cell>
          <table:table-cell office:value-type="float" office:value="3546688" table:style-name="ce4">
            <text:p><text:s/>3,546,688<text:s/></text:p>
          </table:table-cell>
          <table:table-cell office:value-type="float" office:value="2428212" table:style-name="ce4">
            <text:p><text:s/>2,428,212<text:s/></text:p>
          </table:table-cell>
          <table:table-cell office:value-type="float" office:value="1118476" table:style-name="ce4">
            <text:p><text:s/>1,118,476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Enero</text:p>
          </table:table-cell>
          <table:table-cell office:value-type="float" office:value="3555744" table:style-name="ce4">
            <text:p><text:s/>3,555,744<text:s/></text:p>
          </table:table-cell>
          <table:table-cell office:value-type="float" office:value="2426550" table:style-name="ce4">
            <text:p><text:s/>2,426,550<text:s/></text:p>
          </table:table-cell>
          <table:table-cell office:value-type="float" office:value="1129194" table:style-name="ce4">
            <text:p><text:s/>1,129,194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Febrero</text:p>
          </table:table-cell>
          <table:table-cell office:value-type="float" office:value="3537497" table:style-name="ce4">
            <text:p><text:s/>3,537,497<text:s/></text:p>
          </table:table-cell>
          <table:table-cell office:value-type="float" office:value="2412959" table:style-name="ce4">
            <text:p><text:s/>2,412,959<text:s/></text:p>
          </table:table-cell>
          <table:table-cell office:value-type="float" office:value="1124538" table:style-name="ce4">
            <text:p><text:s/>1,124,538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Marzo</text:p>
          </table:table-cell>
          <table:table-cell office:value-type="float" office:value="3563433" table:style-name="ce4">
            <text:p><text:s/>3,563,433<text:s/></text:p>
          </table:table-cell>
          <table:table-cell office:value-type="float" office:value="2430668" table:style-name="ce4">
            <text:p><text:s/>2,430,668<text:s/></text:p>
          </table:table-cell>
          <table:table-cell office:value-type="float" office:value="1132765" table:style-name="ce4">
            <text:p><text:s/>1,132,765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Abril</text:p>
          </table:table-cell>
          <table:table-cell office:value-type="float" office:value="3557540" table:style-name="ce4">
            <text:p><text:s/>3,557,540<text:s/></text:p>
          </table:table-cell>
          <table:table-cell office:value-type="float" office:value="2432164" table:style-name="ce4">
            <text:p><text:s/>2,432,164<text:s/></text:p>
          </table:table-cell>
          <table:table-cell office:value-type="float" office:value="1125376" table:style-name="ce4">
            <text:p><text:s/>1,125,376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Mayo</text:p>
          </table:table-cell>
          <table:table-cell office:value-type="float" office:value="3572121" table:style-name="ce4">
            <text:p><text:s/>3,572,121<text:s/></text:p>
          </table:table-cell>
          <table:table-cell office:value-type="float" office:value="2452069" table:style-name="ce4">
            <text:p><text:s/>2,452,069<text:s/></text:p>
          </table:table-cell>
          <table:table-cell office:value-type="float" office:value="1120052" table:style-name="ce4">
            <text:p><text:s/>1,120,052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Junio</text:p>
          </table:table-cell>
          <table:table-cell office:value-type="float" office:value="3576869" table:style-name="ce4">
            <text:p><text:s/>3,576,869<text:s/></text:p>
          </table:table-cell>
          <table:table-cell office:value-type="float" office:value="2462046" table:style-name="ce4">
            <text:p><text:s/>2,462,046<text:s/></text:p>
          </table:table-cell>
          <table:table-cell office:value-type="float" office:value="1114823" table:style-name="ce4">
            <text:p><text:s/>1,114,823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Julio</text:p>
          </table:table-cell>
          <table:table-cell office:value-type="float" office:value="3584074" table:style-name="ce4">
            <text:p><text:s/>3,584,074<text:s/></text:p>
          </table:table-cell>
          <table:table-cell office:value-type="float" office:value="2475336" table:style-name="ce4">
            <text:p><text:s/>2,475,336<text:s/></text:p>
          </table:table-cell>
          <table:table-cell office:value-type="float" office:value="1108738" table:style-name="ce4">
            <text:p><text:s/>1,108,738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Agosto</text:p>
          </table:table-cell>
          <table:table-cell office:value-type="float" office:value="3581981" table:style-name="ce4">
            <text:p><text:s/>3,581,981<text:s/></text:p>
          </table:table-cell>
          <table:table-cell office:value-type="float" office:value="2479826" table:style-name="ce4">
            <text:p><text:s/>2,479,826<text:s/></text:p>
          </table:table-cell>
          <table:table-cell office:value-type="float" office:value="1102155" table:style-name="ce4">
            <text:p><text:s/>1,102,155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Septiembre</text:p>
          </table:table-cell>
          <table:table-cell office:value-type="float" office:value="3597462" table:style-name="ce4">
            <text:p><text:s/>3,597,462<text:s/></text:p>
          </table:table-cell>
          <table:table-cell office:value-type="float" office:value="2504341" table:style-name="ce4">
            <text:p><text:s/>2,504,341<text:s/></text:p>
          </table:table-cell>
          <table:table-cell office:value-type="float" office:value="1093121" table:style-name="ce4">
            <text:p><text:s/>1,093,121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Octubre</text:p>
          </table:table-cell>
          <table:table-cell office:value-type="float" office:value="3597258" table:style-name="ce4">
            <text:p><text:s/>3,597,258<text:s/></text:p>
          </table:table-cell>
          <table:table-cell office:value-type="float" office:value="2512121" table:style-name="ce4">
            <text:p><text:s/>2,512,121<text:s/></text:p>
          </table:table-cell>
          <table:table-cell office:value-type="float" office:value="1085137" table:style-name="ce4">
            <text:p><text:s/>1,085,137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noviembre</text:p>
          </table:table-cell>
          <table:table-cell office:value-type="float" office:value="3591049" table:style-name="ce4">
            <text:p><text:s/>3,591,049<text:s/></text:p>
          </table:table-cell>
          <table:table-cell office:value-type="float" office:value="2511288" table:style-name="ce4">
            <text:p><text:s/>2,511,288<text:s/></text:p>
          </table:table-cell>
          <table:table-cell office:value-type="float" office:value="1079761" table:style-name="ce4">
            <text:p><text:s/>1,079,761<text:s/></text:p>
          </table:table-cell>
          <table:table-cell table:number-columns-repeated="16379"/>
        </table:table-row>
        <table:table-row table:style-name="ro1">
          <table:table-cell office:value-type="float" office:value="2018" table:style-name="ce2">
            <text:p>2018</text:p>
          </table:table-cell>
          <table:table-cell office:value-type="string" table:style-name="ce1">
            <text:p>Diciembre</text:p>
          </table:table-cell>
          <table:table-cell office:value-type="float" office:value="3620150" table:style-name="ce4">
            <text:p><text:s/>3,620,150<text:s/></text:p>
          </table:table-cell>
          <table:table-cell office:value-type="float" office:value="2550398" table:style-name="ce4">
            <text:p><text:s/>2,550,398<text:s/></text:p>
          </table:table-cell>
          <table:table-cell office:value-type="float" office:value="1069752" table:style-name="ce4">
            <text:p><text:s/>1,069,752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Enero</text:p>
          </table:table-cell>
          <table:table-cell office:value-type="float" office:value="3622285" table:style-name="ce4">
            <text:p><text:s/>3,622,285<text:s/></text:p>
          </table:table-cell>
          <table:table-cell office:value-type="float" office:value="2560518" table:style-name="ce4">
            <text:p><text:s/>2,560,518<text:s/></text:p>
          </table:table-cell>
          <table:table-cell office:value-type="float" office:value="1061767" table:style-name="ce4">
            <text:p><text:s/>1,061,767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Febrero</text:p>
          </table:table-cell>
          <table:table-cell office:value-type="float" office:value="3630925" table:style-name="ce4">
            <text:p><text:s/>3,630,925<text:s/></text:p>
          </table:table-cell>
          <table:table-cell office:value-type="float" office:value="2577132" table:style-name="ce4">
            <text:p><text:s/>2,577,132<text:s/></text:p>
          </table:table-cell>
          <table:table-cell office:value-type="float" office:value="1053793" table:style-name="ce4">
            <text:p><text:s/>1,053,793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Marzo</text:p>
          </table:table-cell>
          <table:table-cell office:value-type="float" office:value="3626465" table:style-name="ce4">
            <text:p><text:s/>3,626,465<text:s/></text:p>
          </table:table-cell>
          <table:table-cell office:value-type="float" office:value="2576841" table:style-name="ce4">
            <text:p><text:s/>2,576,841<text:s/></text:p>
          </table:table-cell>
          <table:table-cell office:value-type="float" office:value="1049624" table:style-name="ce4">
            <text:p><text:s/>1,049,624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Abril</text:p>
          </table:table-cell>
          <table:table-cell office:value-type="float" office:value="3616801" table:style-name="ce4">
            <text:p><text:s/>3,616,801<text:s/></text:p>
          </table:table-cell>
          <table:table-cell office:value-type="float" office:value="2571058" table:style-name="ce4">
            <text:p><text:s/>2,571,058<text:s/></text:p>
          </table:table-cell>
          <table:table-cell office:value-type="float" office:value="1045743" table:style-name="ce4">
            <text:p><text:s/>1,045,743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Mayo</text:p>
          </table:table-cell>
          <table:table-cell office:value-type="float" office:value="3619371" table:style-name="ce4">
            <text:p><text:s/>3,619,371<text:s/></text:p>
          </table:table-cell>
          <table:table-cell office:value-type="float" office:value="2576968" table:style-name="ce4">
            <text:p><text:s/>2,576,968<text:s/></text:p>
          </table:table-cell>
          <table:table-cell office:value-type="float" office:value="1042403" table:style-name="ce4">
            <text:p><text:s/>1,042,403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Junio</text:p>
          </table:table-cell>
          <table:table-cell office:value-type="float" office:value="3608884" table:style-name="ce4">
            <text:p><text:s/>3,608,884<text:s/></text:p>
          </table:table-cell>
          <table:table-cell office:value-type="float" office:value="2577749" table:style-name="ce4">
            <text:p><text:s/>2,577,749<text:s/></text:p>
          </table:table-cell>
          <table:table-cell office:value-type="float" office:value="1031135" table:style-name="ce4">
            <text:p><text:s/>1,031,135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Julio</text:p>
          </table:table-cell>
          <table:table-cell office:value-type="float" office:value="3636531" table:style-name="ce4">
            <text:p><text:s/>3,636,531<text:s/></text:p>
          </table:table-cell>
          <table:table-cell office:value-type="float" office:value="2611783" table:style-name="ce4">
            <text:p><text:s/>2,611,783<text:s/></text:p>
          </table:table-cell>
          <table:table-cell office:value-type="float" office:value="1024748" table:style-name="ce4">
            <text:p><text:s/>1,024,748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Agosto</text:p>
          </table:table-cell>
          <table:table-cell office:value-type="float" office:value="3634308" table:style-name="ce4">
            <text:p><text:s/>3,634,308<text:s/></text:p>
          </table:table-cell>
          <table:table-cell office:value-type="float" office:value="2615933" table:style-name="ce4">
            <text:p><text:s/>2,615,933<text:s/></text:p>
          </table:table-cell>
          <table:table-cell office:value-type="float" office:value="1018375" table:style-name="ce4">
            <text:p><text:s/>1,018,375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septiembre</text:p>
          </table:table-cell>
          <table:table-cell office:value-type="float" office:value="3658216" table:style-name="ce4">
            <text:p><text:s/>3,658,216<text:s/></text:p>
          </table:table-cell>
          <table:table-cell office:value-type="float" office:value="2643943" table:style-name="ce4">
            <text:p><text:s/>2,643,943<text:s/></text:p>
          </table:table-cell>
          <table:table-cell office:value-type="float" office:value="1014273" table:style-name="ce4">
            <text:p><text:s/>1,014,273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Octubre</text:p>
          </table:table-cell>
          <table:table-cell office:value-type="float" office:value="3659666" table:style-name="ce4">
            <text:p><text:s/>3,659,666<text:s/></text:p>
          </table:table-cell>
          <table:table-cell office:value-type="float" office:value="2651295" table:style-name="ce4">
            <text:p><text:s/>2,651,295<text:s/></text:p>
          </table:table-cell>
          <table:table-cell office:value-type="float" office:value="1008371" table:style-name="ce4">
            <text:p><text:s/>1,008,371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Noviembre</text:p>
          </table:table-cell>
          <table:table-cell office:value-type="float" office:value="3671158" table:style-name="ce4">
            <text:p><text:s/>3,671,158<text:s/></text:p>
          </table:table-cell>
          <table:table-cell office:value-type="float" office:value="2667056" table:style-name="ce4">
            <text:p><text:s/>2,667,056<text:s/></text:p>
          </table:table-cell>
          <table:table-cell office:value-type="float" office:value="1004102" table:style-name="ce4">
            <text:p><text:s/>1,004,102<text:s/></text:p>
          </table:table-cell>
          <table:table-cell table:number-columns-repeated="16379"/>
        </table:table-row>
        <table:table-row table:style-name="ro1">
          <table:table-cell office:value-type="float" office:value="2019" table:style-name="ce2">
            <text:p>2019</text:p>
          </table:table-cell>
          <table:table-cell office:value-type="string" table:style-name="ce1">
            <text:p>Diciembre</text:p>
          </table:table-cell>
          <table:table-cell office:value-type="float" office:value="3726262" table:style-name="ce4">
            <text:p><text:s/>3,726,262<text:s/></text:p>
          </table:table-cell>
          <table:table-cell office:value-type="float" office:value="2726543" table:style-name="ce4">
            <text:p><text:s/>2,726,543<text:s/></text:p>
          </table:table-cell>
          <table:table-cell office:value-type="float" office:value="999719" table:style-name="ce4">
            <text:p><text:s/>999,719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Enero</text:p>
          </table:table-cell>
          <table:table-cell office:value-type="float" office:value="3725322" table:style-name="ce4">
            <text:p><text:s/>3,725,322<text:s/></text:p>
          </table:table-cell>
          <table:table-cell office:value-type="float" office:value="2732947" table:style-name="ce4">
            <text:p><text:s/>2,732,947<text:s/></text:p>
          </table:table-cell>
          <table:table-cell office:value-type="float" office:value="992375" table:style-name="ce4">
            <text:p><text:s/>992,375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Febrero</text:p>
          </table:table-cell>
          <table:table-cell office:value-type="float" office:value="3731478" table:style-name="ce4">
            <text:p><text:s/>3,731,478<text:s/></text:p>
          </table:table-cell>
          <table:table-cell office:value-type="float" office:value="2742961" table:style-name="ce4">
            <text:p><text:s/>2,742,961<text:s/></text:p>
          </table:table-cell>
          <table:table-cell office:value-type="float" office:value="988517" table:style-name="ce4">
            <text:p><text:s/>988,517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Marzo</text:p>
          </table:table-cell>
          <table:table-cell office:value-type="float" office:value="3737939" table:style-name="ce4">
            <text:p><text:s/>3,737,939<text:s/></text:p>
          </table:table-cell>
          <table:table-cell office:value-type="float" office:value="2751320" table:style-name="ce4">
            <text:p><text:s/>2,751,320<text:s/></text:p>
          </table:table-cell>
          <table:table-cell office:value-type="float" office:value="986619" table:style-name="ce4">
            <text:p><text:s/>986,619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Abril</text:p>
          </table:table-cell>
          <table:table-cell office:value-type="float" office:value="3742003" table:style-name="ce4">
            <text:p><text:s/>3,742,003<text:s/></text:p>
          </table:table-cell>
          <table:table-cell office:value-type="float" office:value="2755201" table:style-name="ce4">
            <text:p><text:s/>2,755,201<text:s/></text:p>
          </table:table-cell>
          <table:table-cell office:value-type="float" office:value="986802" table:style-name="ce4">
            <text:p><text:s/>986,802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Mayo</text:p>
          </table:table-cell>
          <table:table-cell office:value-type="float" office:value="3742716" table:style-name="ce4">
            <text:p><text:s/>3,742,716<text:s/></text:p>
          </table:table-cell>
          <table:table-cell office:value-type="float" office:value="2752701" table:style-name="ce4">
            <text:p><text:s/>2,752,701<text:s/></text:p>
          </table:table-cell>
          <table:table-cell office:value-type="float" office:value="990015" table:style-name="ce4">
            <text:p><text:s/>990,015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Junio</text:p>
          </table:table-cell>
          <table:table-cell office:value-type="float" office:value="3745836" table:style-name="ce4">
            <text:p><text:s/>3,745,836<text:s/></text:p>
          </table:table-cell>
          <table:table-cell office:value-type="float" office:value="2756970" table:style-name="ce4">
            <text:p><text:s/>2,756,970<text:s/></text:p>
          </table:table-cell>
          <table:table-cell office:value-type="float" office:value="988866" table:style-name="ce4">
            <text:p><text:s/>988,866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Julio</text:p>
          </table:table-cell>
          <table:table-cell office:value-type="float" office:value="3748141" table:style-name="ce4">
            <text:p><text:s/>3,748,141<text:s/></text:p>
          </table:table-cell>
          <table:table-cell office:value-type="float" office:value="2759922" table:style-name="ce4">
            <text:p><text:s/>2,759,922<text:s/></text:p>
          </table:table-cell>
          <table:table-cell office:value-type="float" office:value="988219" table:style-name="ce4">
            <text:p><text:s/>988,219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Agosto</text:p>
          </table:table-cell>
          <table:table-cell office:value-type="float" office:value="3958495" table:style-name="ce4">
            <text:p><text:s/>3,958,495<text:s/></text:p>
          </table:table-cell>
          <table:table-cell office:value-type="float" office:value="2966952" table:style-name="ce4">
            <text:p><text:s/>2,966,952<text:s/></text:p>
          </table:table-cell>
          <table:table-cell office:value-type="float" office:value="991543" table:style-name="ce4">
            <text:p><text:s/>991,543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septiembre</text:p>
          </table:table-cell>
          <table:table-cell office:value-type="float" office:value="4765685" table:style-name="ce4">
            <text:p><text:s/>4,765,685<text:s/></text:p>
          </table:table-cell>
          <table:table-cell office:value-type="float" office:value="3771620" table:style-name="ce4">
            <text:p><text:s/>3,771,620<text:s/></text:p>
          </table:table-cell>
          <table:table-cell office:value-type="float" office:value="994065" table:style-name="ce4">
            <text:p><text:s/>994,065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Octubre</text:p>
          </table:table-cell>
          <table:table-cell office:value-type="float" office:value="5466882" table:style-name="ce4">
            <text:p><text:s/>5,466,882<text:s/></text:p>
          </table:table-cell>
          <table:table-cell office:value-type="float" office:value="4353903" table:style-name="ce4">
            <text:p><text:s/>4,353,903<text:s/></text:p>
          </table:table-cell>
          <table:table-cell office:value-type="float" office:value="1112979" table:style-name="ce4">
            <text:p><text:s/>1,112,979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noviembre</text:p>
          </table:table-cell>
          <table:table-cell office:value-type="float" office:value="5763785" table:style-name="ce4">
            <text:p><text:s/>5,763,785<text:s/></text:p>
          </table:table-cell>
          <table:table-cell office:value-type="float" office:value="4657863" table:style-name="ce4">
            <text:p><text:s/>4,657,863<text:s/></text:p>
          </table:table-cell>
          <table:table-cell office:value-type="float" office:value="1105922" table:style-name="ce4">
            <text:p><text:s/>1,105,922<text:s/></text:p>
          </table:table-cell>
          <table:table-cell table:number-columns-repeated="16379"/>
        </table:table-row>
        <table:table-row table:style-name="ro1">
          <table:table-cell office:value-type="float" office:value="2020" table:style-name="ce2">
            <text:p>2020</text:p>
          </table:table-cell>
          <table:table-cell office:value-type="string" table:style-name="ce1">
            <text:p>Diciembre</text:p>
          </table:table-cell>
          <table:table-cell office:value-type="float" office:value="5746839" table:style-name="ce4">
            <text:p><text:s/>5,746,839<text:s/></text:p>
          </table:table-cell>
          <table:table-cell office:value-type="float" office:value="4656130" table:style-name="ce4">
            <text:p><text:s/>4,656,130<text:s/></text:p>
          </table:table-cell>
          <table:table-cell office:value-type="float" office:value="1090709" table:style-name="ce4">
            <text:p><text:s/>1,090,709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Enero</text:p>
          </table:table-cell>
          <table:table-cell office:value-type="float" office:value="5715173" table:style-name="ce4">
            <text:p><text:s/>5,715,173<text:s/></text:p>
          </table:table-cell>
          <table:table-cell office:value-type="float" office:value="4635059" table:style-name="ce4">
            <text:p><text:s/>4,635,059<text:s/></text:p>
          </table:table-cell>
          <table:table-cell office:value-type="float" office:value="1080114" table:style-name="ce4">
            <text:p><text:s/>1,080,114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Febrero</text:p>
          </table:table-cell>
          <table:table-cell office:value-type="float" office:value="5738783" table:style-name="ce4">
            <text:p><text:s/>5,738,783<text:s/></text:p>
          </table:table-cell>
          <table:table-cell office:value-type="float" office:value="4681440" table:style-name="ce4">
            <text:p><text:s/>4,681,440<text:s/></text:p>
          </table:table-cell>
          <table:table-cell office:value-type="float" office:value="1057343" table:style-name="ce4">
            <text:p><text:s/>1,057,343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Marzo</text:p>
          </table:table-cell>
          <table:table-cell office:value-type="float" office:value="5747904" table:style-name="ce4">
            <text:p><text:s/>5,747,904<text:s/></text:p>
          </table:table-cell>
          <table:table-cell office:value-type="float" office:value="4705131" table:style-name="ce4">
            <text:p><text:s/>4,705,131<text:s/></text:p>
          </table:table-cell>
          <table:table-cell office:value-type="float" office:value="1042773" table:style-name="ce4">
            <text:p><text:s/>1,042,773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Abril</text:p>
          </table:table-cell>
          <table:table-cell office:value-type="float" office:value="5731315" table:style-name="ce4">
            <text:p><text:s/>5,731,315<text:s/></text:p>
          </table:table-cell>
          <table:table-cell office:value-type="float" office:value="4699823" table:style-name="ce4">
            <text:p><text:s/>4,699,823<text:s/></text:p>
          </table:table-cell>
          <table:table-cell office:value-type="float" office:value="1031492" table:style-name="ce4">
            <text:p><text:s/>1,031,492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Mayo</text:p>
          </table:table-cell>
          <table:table-cell office:value-type="float" office:value="5749011" table:style-name="ce4">
            <text:p><text:s/>5,749,011<text:s/></text:p>
          </table:table-cell>
          <table:table-cell office:value-type="float" office:value="4725446" table:style-name="ce4">
            <text:p><text:s/>4,725,446<text:s/></text:p>
          </table:table-cell>
          <table:table-cell office:value-type="float" office:value="1023565" table:style-name="ce4">
            <text:p><text:s/>1,023,565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Junio</text:p>
          </table:table-cell>
          <table:table-cell office:value-type="float" office:value="5746596" table:style-name="ce4">
            <text:p><text:s/>5,746,596<text:s/></text:p>
          </table:table-cell>
          <table:table-cell office:value-type="float" office:value="4737636" table:style-name="ce4">
            <text:p><text:s/>4,737,636<text:s/></text:p>
          </table:table-cell>
          <table:table-cell office:value-type="float" office:value="1008960" table:style-name="ce4">
            <text:p><text:s/>1,008,960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Julio</text:p>
          </table:table-cell>
          <table:table-cell office:value-type="float" office:value="5744332" table:style-name="ce4">
            <text:p><text:s/>5,744,332<text:s/></text:p>
          </table:table-cell>
          <table:table-cell office:value-type="float" office:value="4746059" table:style-name="ce4">
            <text:p><text:s/>4,746,059<text:s/></text:p>
          </table:table-cell>
          <table:table-cell office:value-type="float" office:value="998273" table:style-name="ce4">
            <text:p><text:s/>998,273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Agosto</text:p>
          </table:table-cell>
          <table:table-cell office:value-type="float" office:value="5746692" table:style-name="ce4">
            <text:p><text:s/>5,746,692<text:s/></text:p>
          </table:table-cell>
          <table:table-cell office:value-type="float" office:value="4755956" table:style-name="ce4">
            <text:p><text:s/>4,755,956<text:s/></text:p>
          </table:table-cell>
          <table:table-cell office:value-type="float" office:value="990736" table:style-name="ce4">
            <text:p><text:s/>990,736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septiembre</text:p>
          </table:table-cell>
          <table:table-cell office:value-type="float" office:value="5750573" table:style-name="ce4">
            <text:p><text:s/>5,750,573<text:s/></text:p>
          </table:table-cell>
          <table:table-cell office:value-type="float" office:value="4744241" table:style-name="ce4">
            <text:p><text:s/>4,744,241<text:s/></text:p>
          </table:table-cell>
          <table:table-cell office:value-type="float" office:value="1006332" table:style-name="ce4">
            <text:p><text:s/>1,006,332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Octubre</text:p>
          </table:table-cell>
          <table:table-cell office:value-type="float" office:value="5750573" table:style-name="ce4">
            <text:p><text:s/>5,750,573<text:s/></text:p>
          </table:table-cell>
          <table:table-cell office:value-type="float" office:value="4744241" table:style-name="ce4">
            <text:p><text:s/>4,744,241<text:s/></text:p>
          </table:table-cell>
          <table:table-cell office:value-type="float" office:value="1006332" table:style-name="ce4">
            <text:p><text:s/>1,006,332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noviembre</text:p>
          </table:table-cell>
          <table:table-cell office:value-type="float" office:value="5749762" table:formula="of:=+[.D216]+[.E216]" table:style-name="ce4">
            <text:p><text:s/>5,749,762<text:s/></text:p>
          </table:table-cell>
          <table:table-cell office:value-type="float" office:value="4740663" table:style-name="ce4">
            <text:p><text:s/>4,740,663<text:s/></text:p>
          </table:table-cell>
          <table:table-cell office:value-type="float" office:value="1009099" table:style-name="ce4">
            <text:p><text:s/>1,009,099<text:s/></text:p>
          </table:table-cell>
          <table:table-cell table:number-columns-repeated="16379"/>
        </table:table-row>
        <table:table-row table:style-name="ro1">
          <table:table-cell office:value-type="float" office:value="2021" table:style-name="ce2">
            <text:p>2021</text:p>
          </table:table-cell>
          <table:table-cell office:value-type="string" table:style-name="ce1">
            <text:p>Diciembre</text:p>
          </table:table-cell>
          <table:table-cell office:value-type="float" office:value="5747449" table:formula="of:=+[.D217]+[.E217]" table:style-name="ce4">
            <text:p><text:s/>5,747,449<text:s/></text:p>
          </table:table-cell>
          <table:table-cell office:value-type="float" office:value="4751862" table:style-name="ce4">
            <text:p><text:s/>4,751,862<text:s/></text:p>
          </table:table-cell>
          <table:table-cell office:value-type="float" office:value="995587" table:style-name="ce4">
            <text:p><text:s/>995,587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Enero</text:p>
          </table:table-cell>
          <table:table-cell office:value-type="float" office:value="5745917" table:formula="of:=+[.D218]+[.E218]" table:style-name="ce4">
            <text:p><text:s/>5,745,917<text:s/></text:p>
          </table:table-cell>
          <table:table-cell office:value-type="float" office:value="4759151" table:style-name="ce4">
            <text:p><text:s/>4,759,151<text:s/></text:p>
          </table:table-cell>
          <table:table-cell office:value-type="float" office:value="986766" table:style-name="ce4">
            <text:p><text:s/>986,766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Febrero</text:p>
          </table:table-cell>
          <table:table-cell office:value-type="float" office:value="5864551" table:formula="of:=+[.D219]+[.E219]" table:style-name="ce4">
            <text:p><text:s/>5,864,551<text:s/></text:p>
          </table:table-cell>
          <table:table-cell office:value-type="float" office:value="4880507" table:style-name="ce4">
            <text:p><text:s/>4,880,507<text:s/></text:p>
          </table:table-cell>
          <table:table-cell office:value-type="float" office:value="984044" table:style-name="ce4">
            <text:p><text:s/>984,044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Marzo</text:p>
          </table:table-cell>
          <table:table-cell office:value-type="float" office:value="5855670" table:formula="of:=+[.D220]+[.E220]" table:style-name="ce4">
            <text:p><text:s/>5,855,670<text:s/></text:p>
          </table:table-cell>
          <table:table-cell office:value-type="float" office:value="4873773" table:style-name="ce4">
            <text:p><text:s/>4,873,773<text:s/></text:p>
          </table:table-cell>
          <table:table-cell office:value-type="float" office:value="981897" table:style-name="ce4">
            <text:p><text:s/>981,897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Abril</text:p>
          </table:table-cell>
          <table:table-cell office:value-type="float" office:value="5855682" table:formula="of:=+[.D221]+[.E221]" table:style-name="ce4">
            <text:p><text:s/>5,855,682<text:s/></text:p>
          </table:table-cell>
          <table:table-cell office:value-type="float" office:value="4878183" table:style-name="ce4">
            <text:p><text:s/>4,878,183<text:s/></text:p>
          </table:table-cell>
          <table:table-cell office:value-type="float" office:value="977499" table:style-name="ce4">
            <text:p><text:s/>977,499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Mayo<text:s/></text:p>
          </table:table-cell>
          <table:table-cell office:value-type="float" office:value="5813437" table:formula="of:=+[.D222]+[.E222]" table:style-name="ce4">
            <text:p><text:s/>5,813,437<text:s/></text:p>
          </table:table-cell>
          <table:table-cell office:value-type="float" office:value="4837026" table:style-name="ce4">
            <text:p><text:s/>4,837,026<text:s/></text:p>
          </table:table-cell>
          <table:table-cell office:value-type="float" office:value="976411" table:style-name="ce4">
            <text:p><text:s/>976,411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Junio</text:p>
          </table:table-cell>
          <table:table-cell office:value-type="float" office:value="5858661" table:formula="of:=+[.D223]+[.E223]" table:style-name="ce4">
            <text:p><text:s/>5,858,661<text:s/></text:p>
          </table:table-cell>
          <table:table-cell office:value-type="float" office:value="4884216" table:style-name="ce4">
            <text:p><text:s/>4,884,216<text:s/></text:p>
          </table:table-cell>
          <table:table-cell office:value-type="float" office:value="974445" table:style-name="ce4">
            <text:p><text:s/>974,445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Julio</text:p>
          </table:table-cell>
          <table:table-cell office:value-type="float" office:value="5848010" table:formula="of:=+[.D224]+[.E224]" table:style-name="ce4">
            <text:p><text:s/>5,848,010<text:s/></text:p>
          </table:table-cell>
          <table:table-cell office:value-type="float" office:value="4876873" table:style-name="ce4">
            <text:p><text:s/>4,876,873<text:s/></text:p>
          </table:table-cell>
          <table:table-cell office:value-type="float" office:value="971137" table:style-name="ce4">
            <text:p><text:s/>971,137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Agosto</text:p>
          </table:table-cell>
          <table:table-cell office:value-type="float" office:value="5838975" table:formula="of:=+[.D225]+[.E225]" table:style-name="ce4">
            <text:p><text:s/>5,838,975<text:s/></text:p>
          </table:table-cell>
          <table:table-cell office:value-type="float" office:value="4871553" table:style-name="ce4">
            <text:p><text:s/>4,871,553<text:s/></text:p>
          </table:table-cell>
          <table:table-cell office:value-type="float" office:value="967422" table:style-name="ce4">
            <text:p><text:s/>967,422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Septiembre</text:p>
          </table:table-cell>
          <table:table-cell office:value-type="float" office:value="5819693" table:formula="of:=+[.D226]+[.E226]" table:style-name="ce4">
            <text:p><text:s/>5,819,693<text:s/></text:p>
          </table:table-cell>
          <table:table-cell office:value-type="float" office:value="4858693" table:style-name="ce4">
            <text:p><text:s/>4,858,693<text:s/></text:p>
          </table:table-cell>
          <table:table-cell office:value-type="float" office:value="961000" table:style-name="ce4">
            <text:p><text:s/>961,000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Octubre</text:p>
          </table:table-cell>
          <table:table-cell office:value-type="float" office:value="5800090" table:formula="of:=+[.D227]+[.E227]" table:style-name="ce4">
            <text:p><text:s/>5,800,090<text:s/></text:p>
          </table:table-cell>
          <table:table-cell office:value-type="float" office:value="4845583" table:style-name="ce4">
            <text:p><text:s/>4,845,583<text:s/></text:p>
          </table:table-cell>
          <table:table-cell office:value-type="float" office:value="954507" table:style-name="ce4">
            <text:p><text:s/>954,507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Noviembre</text:p>
          </table:table-cell>
          <table:table-cell office:value-type="float" office:value="5792287" table:formula="of:=+[.D228]+[.E228]" table:style-name="ce4">
            <text:p><text:s/>5,792,287<text:s/></text:p>
          </table:table-cell>
          <table:table-cell office:value-type="float" office:value="4841895" table:style-name="ce4">
            <text:p><text:s/>4,841,895<text:s/></text:p>
          </table:table-cell>
          <table:table-cell office:value-type="float" office:value="950392" table:style-name="ce4">
            <text:p><text:s/>950,392<text:s/></text:p>
          </table:table-cell>
          <table:table-cell table:number-columns-repeated="16379"/>
        </table:table-row>
        <table:table-row table:style-name="ro1">
          <table:table-cell office:value-type="float" office:value="2022" table:style-name="ce2">
            <text:p>2022</text:p>
          </table:table-cell>
          <table:table-cell office:value-type="string" table:style-name="ce1">
            <text:p>Diciembre</text:p>
          </table:table-cell>
          <table:table-cell office:value-type="float" office:value="5770201" table:formula="of:=+[.D229]+[.E229]" table:style-name="ce4">
            <text:p><text:s/>5,770,201<text:s/></text:p>
          </table:table-cell>
          <table:table-cell office:value-type="float" office:value="4830794" table:style-name="ce4">
            <text:p><text:s/>4,830,794<text:s/></text:p>
          </table:table-cell>
          <table:table-cell office:value-type="float" office:value="939407" table:style-name="ce4">
            <text:p><text:s/>939,407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Enero</text:p>
          </table:table-cell>
          <table:table-cell office:value-type="float" office:value="5792941" table:formula="of:=+[.D230]+[.E230]" table:style-name="ce4">
            <text:p><text:s/>5,792,941<text:s/></text:p>
          </table:table-cell>
          <table:table-cell office:value-type="float" office:value="4843842" table:style-name="ce4">
            <text:p><text:s/>4,843,842<text:s/></text:p>
          </table:table-cell>
          <table:table-cell office:value-type="float" office:value="949099" table:style-name="ce4">
            <text:p><text:s/>949,099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Febrero</text:p>
          </table:table-cell>
          <table:table-cell office:value-type="float" office:value="5768693" table:formula="of:=+[.D231]+[.E231]" table:style-name="ce4">
            <text:p><text:s/>5,768,693<text:s/></text:p>
          </table:table-cell>
          <table:table-cell office:value-type="float" office:value="4824446" table:style-name="ce4">
            <text:p><text:s/>4,824,446<text:s/></text:p>
          </table:table-cell>
          <table:table-cell office:value-type="float" office:value="944247" table:style-name="ce4">
            <text:p><text:s/>944,247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Marzo</text:p>
          </table:table-cell>
          <table:table-cell office:value-type="float" office:value="5762075" table:formula="of:=+[.D232]+[.E232]" table:style-name="ce4">
            <text:p><text:s/>5,762,075<text:s/></text:p>
          </table:table-cell>
          <table:table-cell office:value-type="float" office:value="4824065" table:style-name="ce4">
            <text:p><text:s/>4,824,065<text:s/></text:p>
          </table:table-cell>
          <table:table-cell office:value-type="float" office:value="938010" table:style-name="ce4">
            <text:p><text:s/>938,010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Abril</text:p>
          </table:table-cell>
          <table:table-cell office:value-type="float" office:value="5793593" table:formula="of:=+[.D233]+[.E233]" table:style-name="ce4">
            <text:p><text:s/>5,793,593<text:s/></text:p>
          </table:table-cell>
          <table:table-cell office:value-type="float" office:value="4844770" table:style-name="ce4">
            <text:p><text:s/>4,844,770<text:s/></text:p>
          </table:table-cell>
          <table:table-cell office:value-type="float" office:value="948823" table:style-name="ce4">
            <text:p><text:s/>948,823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Mayo</text:p>
          </table:table-cell>
          <table:table-cell office:value-type="float" office:value="5789490" table:formula="of:=+[.D234]+[.E234]" table:style-name="ce4">
            <text:p><text:s/>5,789,490<text:s/></text:p>
          </table:table-cell>
          <table:table-cell office:value-type="float" office:value="4840108" table:style-name="ce4">
            <text:p><text:s/>4,840,108<text:s/></text:p>
          </table:table-cell>
          <table:table-cell office:value-type="float" office:value="949382" table:style-name="ce4">
            <text:p><text:s/>949,382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Junio</text:p>
          </table:table-cell>
          <table:table-cell office:value-type="float" office:value="5772009" table:formula="of:=+[.D235]+[.E235]" table:style-name="ce4">
            <text:p><text:s/>5,772,009<text:s/></text:p>
          </table:table-cell>
          <table:table-cell office:value-type="float" office:value="4828308" table:style-name="ce4">
            <text:p><text:s/>4,828,308<text:s/></text:p>
          </table:table-cell>
          <table:table-cell office:value-type="float" office:value="943701" table:style-name="ce4">
            <text:p><text:s/>943,701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Julio</text:p>
          </table:table-cell>
          <table:table-cell office:value-type="float" office:value="5776222" table:formula="of:=+[.D236]+[.E236]" table:style-name="ce4">
            <text:p><text:s/>5,776,222<text:s/></text:p>
          </table:table-cell>
          <table:table-cell office:value-type="float" office:value="4837258" table:style-name="ce4">
            <text:p><text:s/>4,837,258<text:s/></text:p>
          </table:table-cell>
          <table:table-cell office:value-type="float" office:value="938964" table:style-name="ce4">
            <text:p><text:s/>938,964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Agosto</text:p>
          </table:table-cell>
          <table:table-cell office:value-type="float" office:value="5799367" table:formula="of:=+[.D237]+[.E237]" table:style-name="ce4">
            <text:p><text:s/>5,799,367<text:s/></text:p>
          </table:table-cell>
          <table:table-cell office:value-type="float" office:value="4865259" table:style-name="ce4">
            <text:p><text:s/>4,865,259<text:s/></text:p>
          </table:table-cell>
          <table:table-cell office:value-type="float" office:value="934108" table:style-name="ce4">
            <text:p><text:s/>934,108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Septiembre</text:p>
          </table:table-cell>
          <table:table-cell office:value-type="float" office:value="5801661" table:formula="of:=+[.D238]+[.E238]" table:style-name="ce4">
            <text:p><text:s/>5,801,661<text:s/></text:p>
          </table:table-cell>
          <table:table-cell office:value-type="float" office:value="4865259" table:style-name="ce4">
            <text:p><text:s/>4,865,259<text:s/></text:p>
          </table:table-cell>
          <table:table-cell office:value-type="float" office:value="936402" table:style-name="ce4">
            <text:p><text:s/>936,402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Octubre</text:p>
          </table:table-cell>
          <table:table-cell office:value-type="float" office:value="5795727" table:formula="of:=+[.D239]+[.E239]" table:style-name="ce4">
            <text:p><text:s/>5,795,727<text:s/></text:p>
          </table:table-cell>
          <table:table-cell office:value-type="float" office:value="4862627" table:style-name="ce4">
            <text:p><text:s/>4,862,627<text:s/></text:p>
          </table:table-cell>
          <table:table-cell office:value-type="float" office:value="933100" table:style-name="ce4">
            <text:p><text:s/>933,100<text:s/></text:p>
          </table:table-cell>
          <table:table-cell table:number-columns-repeated="16379"/>
        </table:table-row>
        <table:table-row table:style-name="ro1">
          <table:table-cell office:value-type="float" office:value="2023" table:style-name="ce2">
            <text:p>2023</text:p>
          </table:table-cell>
          <table:table-cell office:value-type="string" table:style-name="ce1">
            <text:p>Noviembre</text:p>
          </table:table-cell>
          <table:table-cell office:value-type="float" office:value="5777805" table:formula="of:=+[.D240]+[.E240]" table:style-name="ce4">
            <text:p><text:s/>5,777,805<text:s/></text:p>
          </table:table-cell>
          <table:table-cell office:value-type="float" office:value="4828505" table:style-name="ce4">
            <text:p><text:s/>4,828,505<text:s/></text:p>
          </table:table-cell>
          <table:table-cell office:value-type="float" office:value="949300" table:style-name="ce4">
            <text:p><text:s/>949,300<text:s/></text:p>
          </table:table-cell>
          <table:table-cell table:number-columns-repeated="16379"/>
        </table:table-row>
        <table:table-row table:number-rows-repeated="5" table:style-name="ro1">
          <table:table-cell table:number-columns-repeated="3"/>
          <table:table-cell table:number-columns-repeated="2" table:style-name="ce5"/>
          <table:table-cell table:number-columns-repeated="16379"/>
        </table:table-row>
        <table:table-row table:number-rows-repeated="10483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 number:language="en" number:country="US" number:transliteration-format="1" number:transliteration-language="en" number:transliteration-country="US" number:transliteration-style="short">
      <number:number number:decimal-places="0" number:min-integer-digits="0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Millares" style:family="table-cell" style:data-style-name="N35"/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lma Gisselle Santana</meta:initial-creator>
    <dc:creator>Bryan Cedeño</dc:creator>
    <meta:creation-date>2017-06-07T15:06:22Z</meta:creation-date>
    <dc:date>2024-01-16T14:12:27Z</dc:date>
  </office:meta>
</office:document-meta>
</file>